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6">
            <text:p>1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">
            <text:p>16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3">
            <text:p>28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282">
            <text:p>1528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844">
            <text:p>1584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684">
            <text:p>1668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4">
            <text:p>2021-02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35)">
            <text:p>(0.94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5">
            <text:p>1.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11">
            <text:p>-411</text:p>
          </table:table-cell>
          <table:table-cell office:value-type="float" office:value="-810.125">
            <text:p>-810.125</text:p>
          </table:table-cell>
          <table:table-cell office:value-type="float" office:value="149.375">
            <text:p>149.375</text:p>
          </table:table-cell>
          <table:table-cell office:value-type="float" office:value="-0.0386787125917561">
            <text:p>-0.0386787126</text:p>
          </table:table-cell>
          <table:table-cell office:value-type="float" office:value="-0.0443831151043664">
            <text:p>-0.0443831151</text:p>
          </table:table-cell>
          <table:table-cell office:value-type="float" office:value="0.00513545570185994">
            <text:p>0.0051354557</text:p>
          </table:table-cell>
          <table:table-cell office:value-type="float" office:value="0.867556749832055">
            <text:p>0.8675567498</text:p>
          </table:table-cell>
          <table:table-cell office:value-type="float" office:value="0.848520024511198">
            <text:p>0.8485200245</text:p>
          </table:table-cell>
          <table:table-cell office:value-type="float" office:value="1.01802578585083">
            <text:p>1.0180257859</text:p>
          </table:table-cell>
          <table:table-cell office:value-type="float" office:value="-17.5717852689922">
            <text:p>-17.571785269</text:p>
          </table:table-cell>
          <table:table-cell office:value-type="float" office:value="-15.2681663163921">
            <text:p>-15.2681663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73.25">
            <text:p>-273.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47553904692879">
            <text:p>-0.0247553905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914557278897775">
            <text:p>0.9145572789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7.6518269142347">
            <text:p>-27.6518269142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25.25">
            <text:p>-125.2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07069584544367">
            <text:p>-0.0107069585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62750337769788">
            <text:p>0.9627503378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822">
            <text:p>822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090">
            <text:p>11090</text:p>
          </table:table-cell>
          <table:table-cell office:value-type="float" office:value="16052">
            <text:p>16052</text:p>
          </table:table-cell>
          <table:table-cell office:value-type="float" office:value="24844">
            <text:p>24844</text:p>
          </table:table-cell>
          <table:table-cell office:value-type="float" office:value="-271.25">
            <text:p>-271.25</text:p>
          </table:table-cell>
          <table:table-cell office:value-type="float" office:value="25.375">
            <text:p>25.375</text:p>
          </table:table-cell>
          <table:table-cell office:value-type="float" office:value="-1347.75">
            <text:p>-1347.75</text:p>
          </table:table-cell>
          <table:table-cell office:value-type="float" office:value="-0.0244589720468891">
            <text:p>-0.024458972</text:p>
          </table:table-cell>
          <table:table-cell office:value-type="float" office:value="0.00158079990032395">
            <text:p>0.0015807999</text:p>
          </table:table-cell>
          <table:table-cell office:value-type="float" office:value="-0.0542485107068105">
            <text:p>-0.0542485107</text:p>
          </table:table-cell>
          <table:table-cell office:value-type="float" office:value="0.915566150810526">
            <text:p>0.9155661508</text:p>
          </table:table-cell>
          <table:table-cell office:value-type="float" office:value="1.00553769755065">
            <text:p>1.0055376976</text:p>
          </table:table-cell>
          <table:table-cell office:value-type="float" office:value="0.815898298317421">
            <text:p>0.8158982983</text:p>
          </table:table-cell>
          <table:table-cell office:value-type="float" office:value="-27.991174790816">
            <text:p>-27.9911747908</text:p>
          </table:table-cell>
          <table:table-cell office:value-type="float" office:value="0">
            <text:p>0</text:p>
          </table:table-cell>
          <table:table-cell office:value-type="float" office:value="-12.4274621815512">
            <text:p>-12.42746218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1810">
            <text:p>11810</text:p>
          </table:table-cell>
          <table:table-cell office:value-type="float" office:value="15369">
            <text:p>15369</text:p>
          </table:table-cell>
          <table:table-cell office:value-type="float" office:value="22490">
            <text:p>22490</text:p>
          </table:table-cell>
          <table:table-cell office:value-type="float" office:value="-75">
            <text:p>-75</text:p>
          </table:table-cell>
          <table:table-cell office:value-type="float" office:value="-157">
            <text:p>-157</text:p>
          </table:table-cell>
          <table:table-cell office:value-type="float" office:value="-1362.5">
            <text:p>-1362.5</text:p>
          </table:table-cell>
          <table:table-cell office:value-type="float" office:value="-0.00635055038103302">
            <text:p>-0.0063505504</text:p>
          </table:table-cell>
          <table:table-cell office:value-type="float" office:value="-0.0102153685991281">
            <text:p>-0.0102153686</text:p>
          </table:table-cell>
          <table:table-cell office:value-type="float" office:value="-0.0605824811027123">
            <text:p>-0.0605824811</text:p>
          </table:table-cell>
          <table:table-cell office:value-type="float" office:value="0.977852119467063">
            <text:p>0.9778521195</text:p>
          </table:table-cell>
          <table:table-cell office:value-type="float" office:value="0.964450743264059">
            <text:p>0.9644507433</text:p>
          </table:table-cell>
          <table:table-cell office:value-type="float" office:value="0.795154980692966">
            <text:p>0.7951549807</text:p>
          </table:table-cell>
          <table:table-cell table:number-columns-repeated="2" office:value-type="float" office:value="0">
            <text:p>0</text:p>
          </table:table-cell>
          <table:table-cell office:value-type="float" office:value="-11.0911966602588">
            <text:p>-11.091196660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1104">
            <text:p>11104</text:p>
          </table:table-cell>
          <table:table-cell office:value-type="float" office:value="14512">
            <text:p>14512</text:p>
          </table:table-cell>
          <table:table-cell office:value-type="float" office:value="19990">
            <text:p>19990</text:p>
          </table:table-cell>
          <table:table-cell office:value-type="float" office:value="35.5">
            <text:p>35.5</text:p>
          </table:table-cell>
          <table:table-cell office:value-type="float" office:value="17.75">
            <text:p>17.75</text:p>
          </table:table-cell>
          <table:table-cell office:value-type="float" office:value="-63.5">
            <text:p>-63.5</text:p>
          </table:table-cell>
          <table:table-cell office:value-type="float" office:value="0.00319704610951009">
            <text:p>0.0031970461</text:p>
          </table:table-cell>
          <table:table-cell office:value-type="float" office:value="0.0012231256890849">
            <text:p>0.0012231257</text:p>
          </table:table-cell>
          <table:table-cell office:value-type="float" office:value="-0.00317658829414707">
            <text:p>-0.0031765883</text:p>
          </table:table-cell>
          <table:table-cell office:value-type="float" office:value="1.01120969474679">
            <text:p>1.0112096947</text:p>
          </table:table-cell>
          <table:table-cell office:value-type="float" office:value="1.00428387214324">
            <text:p>1.0042838721</text:p>
          </table:table-cell>
          <table:table-cell office:value-type="float" office:value="0.988901718768339">
            <text:p>0.98890171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0630">
            <text:p>10630</text:p>
          </table:table-cell>
          <table:table-cell office:value-type="float" office:value="14168">
            <text:p>14168</text:p>
          </table:table-cell>
          <table:table-cell office:value-type="float" office:value="21403">
            <text:p>21403</text:p>
          </table:table-cell>
          <table:table-cell office:value-type="float" office:value="-429.5">
            <text:p>-429.5</text:p>
          </table:table-cell>
          <table:table-cell office:value-type="float" office:value="-38.25">
            <text:p>-38.25</text:p>
          </table:table-cell>
          <table:table-cell office:value-type="float" office:value="142.875">
            <text:p>142.875</text:p>
          </table:table-cell>
          <table:table-cell office:value-type="float" office:value="-0.0404045155221072">
            <text:p>-0.0404045155</text:p>
          </table:table-cell>
          <table:table-cell office:value-type="float" office:value="-0.00269974590626765">
            <text:p>-0.0026997459</text:p>
          </table:table-cell>
          <table:table-cell office:value-type="float" office:value="0.00667546605616035">
            <text:p>0.0066754661</text:p>
          </table:table-cell>
          <table:table-cell office:value-type="float" office:value="0.861783944426794">
            <text:p>0.8617839444</text:p>
          </table:table-cell>
          <table:table-cell office:value-type="float" office:value="0.990565175038862">
            <text:p>0.990565175</text:p>
          </table:table-cell>
          <table:table-cell office:value-type="float" office:value="1.02345147241681">
            <text:p>1.0234514724</text:p>
          </table:table-cell>
          <table:table-cell office:value-type="float" office:value="-16.8062351499697">
            <text:p>-16.80623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0931">
            <text:p>10931</text:p>
          </table:table-cell>
          <table:table-cell office:value-type="float" office:value="14244">
            <text:p>14244</text:p>
          </table:table-cell>
          <table:table-cell office:value-type="float" office:value="21451">
            <text:p>21451</text:p>
          </table:table-cell>
          <table:table-cell office:value-type="float" office:value="-112.75">
            <text:p>-112.75</text:p>
          </table:table-cell>
          <table:table-cell office:value-type="float" office:value="-321.625">
            <text:p>-321.625</text:p>
          </table:table-cell>
          <table:table-cell office:value-type="float" office:value="-61.625">
            <text:p>-61.625</text:p>
          </table:table-cell>
          <table:table-cell office:value-type="float" office:value="-0.010314701308206">
            <text:p>-0.0103147013</text:p>
          </table:table-cell>
          <table:table-cell office:value-type="float" office:value="-0.0225796826734063">
            <text:p>-0.0225796827</text:p>
          </table:table-cell>
          <table:table-cell office:value-type="float" office:value="-0.00287282644165773">
            <text:p>-0.0028728264</text:p>
          </table:table-cell>
          <table:table-cell office:value-type="float" office:value="0.964107075824911">
            <text:p>0.9641070758</text:p>
          </table:table-cell>
          <table:table-cell office:value-type="float" office:value="0.921970401099556">
            <text:p>0.9219704011</text:p>
          </table:table-cell>
          <table:table-cell office:value-type="float" office:value="0.989961283592455">
            <text:p>0.9899612836</text:p>
          </table:table-cell>
          <table:table-cell office:value-type="float" office:value="0">
            <text:p>0</text:p>
          </table:table-cell>
          <table:table-cell office:value-type="float" office:value="-30.3499336918874">
            <text:p>-30.3499336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11314">
            <text:p>11314</text:p>
          </table:table-cell>
          <table:table-cell office:value-type="float" office:value="15048">
            <text:p>15048</text:p>
          </table:table-cell>
          <table:table-cell office:value-type="float" office:value="20667">
            <text:p>20667</text:p>
          </table:table-cell>
          <table:table-cell office:value-type="float" office:value="-130.75">
            <text:p>-130.75</text:p>
          </table:table-cell>
          <table:table-cell office:value-type="float" office:value="-79.5">
            <text:p>-79.5</text:p>
          </table:table-cell>
          <table:table-cell office:value-type="float" office:value="-123.375">
            <text:p>-123.375</text:p>
          </table:table-cell>
          <table:table-cell office:value-type="float" office:value="-0.011556478698957">
            <text:p>-0.0115564787</text:p>
          </table:table-cell>
          <table:table-cell office:value-type="float" office:value="-0.00528309409888357">
            <text:p>-0.0052830941</text:p>
          </table:table-cell>
          <table:table-cell office:value-type="float" office:value="-0.00596966177964872">
            <text:p>-0.0059696618</text:p>
          </table:table-cell>
          <table:table-cell office:value-type="float" office:value="0.959814086865493">
            <text:p>0.9598140869</text:p>
          </table:table-cell>
          <table:table-cell office:value-type="float" office:value="0.981563876377093">
            <text:p>0.9815638764</text:p>
          </table:table-cell>
          <table:table-cell office:value-type="float" office:value="0.979176032020286">
            <text:p>0.9791760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2">
            <text:p>572</text:p>
          </table:table-cell>
          <table:table-cell office:value-type="float" office:value="11104">
            <text:p>11104</text:p>
          </table:table-cell>
          <table:table-cell office:value-type="float" office:value="14646">
            <text:p>14646</text:p>
          </table:table-cell>
          <table:table-cell office:value-type="float" office:value="20187">
            <text:p>20187</text:p>
          </table:table-cell>
          <table:table-cell office:value-type="float" office:value="35.5">
            <text:p>35.5</text:p>
          </table:table-cell>
          <table:table-cell office:value-type="float" office:value="42.25">
            <text:p>42.25</text:p>
          </table:table-cell>
          <table:table-cell office:value-type="float" office:value="-51">
            <text:p>-51</text:p>
          </table:table-cell>
          <table:table-cell office:value-type="float" office:value="0.00319704610951009">
            <text:p>0.0031970461</text:p>
          </table:table-cell>
          <table:table-cell office:value-type="float" office:value="0.00288474668851564">
            <text:p>0.0028847467</text:p>
          </table:table-cell>
          <table:table-cell office:value-type="float" office:value="-0.00252637836231238">
            <text:p>-0.0025263784</text:p>
          </table:table-cell>
          <table:table-cell office:value-type="float" office:value="1.01120969474679">
            <text:p>1.0112096947</text:p>
          </table:table-cell>
          <table:table-cell office:value-type="float" office:value="1.01011292406618">
            <text:p>1.0101129241</text:p>
          </table:table-cell>
          <table:table-cell office:value-type="float" office:value="0.991170185603661">
            <text:p>0.9911701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128">
            <text:p>11128</text:p>
          </table:table-cell>
          <table:table-cell office:value-type="float" office:value="15402">
            <text:p>15402</text:p>
          </table:table-cell>
          <table:table-cell office:value-type="float" office:value="21406">
            <text:p>21406</text:p>
          </table:table-cell>
          <table:table-cell office:value-type="float" office:value="-22.125">
            <text:p>-22.125</text:p>
          </table:table-cell>
          <table:table-cell office:value-type="float" office:value="-33">
            <text:p>-33</text:p>
          </table:table-cell>
          <table:table-cell office:value-type="float" office:value="57.75">
            <text:p>57.75</text:p>
          </table:table-cell>
          <table:table-cell office:value-type="float" office:value="-0.00198822789360173">
            <text:p>-0.0019882279</text:p>
          </table:table-cell>
          <table:table-cell office:value-type="float" office:value="-0.00214257888585898">
            <text:p>-0.0021425789</text:p>
          </table:table-cell>
          <table:table-cell office:value-type="float" office:value="0.00269784172661871">
            <text:p>0.0026978417</text:p>
          </table:table-cell>
          <table:table-cell office:value-type="float" office:value="0.993048950350702">
            <text:p>0.9930489504</text:p>
          </table:table-cell>
          <table:table-cell office:value-type="float" office:value="0.992509971562286">
            <text:p>0.9925099716</text:p>
          </table:table-cell>
          <table:table-cell office:value-type="float" office:value="1.00945671160913">
            <text:p>1.00945671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931">
            <text:p>10931</text:p>
          </table:table-cell>
          <table:table-cell office:value-type="float" office:value="15150">
            <text:p>15150</text:p>
          </table:table-cell>
          <table:table-cell office:value-type="float" office:value="21403">
            <text:p>21403</text:p>
          </table:table-cell>
          <table:table-cell office:value-type="float" office:value="-112.75">
            <text:p>-112.75</text:p>
          </table:table-cell>
          <table:table-cell office:value-type="float" office:value="77.25">
            <text:p>77.25</text:p>
          </table:table-cell>
          <table:table-cell office:value-type="float" office:value="-37">
            <text:p>-37</text:p>
          </table:table-cell>
          <table:table-cell office:value-type="float" office:value="-0.010314701308206">
            <text:p>-0.0103147013</text:p>
          </table:table-cell>
          <table:table-cell office:value-type="float" office:value="0.0050990099009901">
            <text:p>0.0050990099</text:p>
          </table:table-cell>
          <table:table-cell office:value-type="float" office:value="-0.00172872961734336">
            <text:p>-0.0017287296</text:p>
          </table:table-cell>
          <table:table-cell office:value-type="float" office:value="0.964107075824911">
            <text:p>0.9641070758</text:p>
          </table:table-cell>
          <table:table-cell office:value-type="float" office:value="1.01789749446133">
            <text:p>1.0178974945</text:p>
          </table:table-cell>
          <table:table-cell office:value-type="float" office:value="0.993955303811234">
            <text:p>0.99395530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1144">
            <text:p>11144</text:p>
          </table:table-cell>
          <table:table-cell office:value-type="float" office:value="14360">
            <text:p>14360</text:p>
          </table:table-cell>
          <table:table-cell office:value-type="float" office:value="20613">
            <text:p>20613</text:p>
          </table:table-cell>
          <table:table-cell office:value-type="float" office:value="-2.75">
            <text:p>-2.75</text:p>
          </table:table-cell>
          <table:table-cell office:value-type="float" office:value="-128">
            <text:p>-128</text:p>
          </table:table-cell>
          <table:table-cell office:value-type="float" office:value="-90.375">
            <text:p>-90.375</text:p>
          </table:table-cell>
          <table:table-cell office:value-type="float" office:value="-0.000246769562096195">
            <text:p>-0.0002467696</text:p>
          </table:table-cell>
          <table:table-cell office:value-type="float" office:value="-0.00891364902506964">
            <text:p>-0.008913649</text:p>
          </table:table-cell>
          <table:table-cell office:value-type="float" office:value="-0.00438436908746907">
            <text:p>-0.0043843691</text:p>
          </table:table-cell>
          <table:table-cell office:value-type="float" office:value="0.999136425887288">
            <text:p>0.9991364259</text:p>
          </table:table-cell>
          <table:table-cell office:value-type="float" office:value="0.968957956564583">
            <text:p>0.9689579566</text:p>
          </table:table-cell>
          <table:table-cell office:value-type="float" office:value="0.984692384670757">
            <text:p>0.98469238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178">
            <text:p>11178</text:p>
          </table:table-cell>
          <table:table-cell office:value-type="float" office:value="14404">
            <text:p>14404</text:p>
          </table:table-cell>
          <table:table-cell office:value-type="float" office:value="19950">
            <text:p>19950</text:p>
          </table:table-cell>
          <table:table-cell office:value-type="float" office:value="3.375">
            <text:p>3.375</text:p>
          </table:table-cell>
          <table:table-cell office:value-type="float" office:value="7.75">
            <text:p>7.75</text:p>
          </table:table-cell>
          <table:table-cell office:value-type="float" office:value="54.375">
            <text:p>54.375</text:p>
          </table:table-cell>
          <table:table-cell office:value-type="float" office:value="0.000301932367149758">
            <text:p>0.0003019324</text:p>
          </table:table-cell>
          <table:table-cell office:value-type="float" office:value="0.000538044987503471">
            <text:p>0.000538045</text:p>
          </table:table-cell>
          <table:table-cell office:value-type="float" office:value="0.00272556390977444">
            <text:p>0.0027255639</text:p>
          </table:table-cell>
          <table:table-cell office:value-type="float" office:value="1.00105694196481">
            <text:p>1.001056942</text:p>
          </table:table-cell>
          <table:table-cell office:value-type="float" office:value="1.00188372486138">
            <text:p>1.0018837249</text:p>
          </table:table-cell>
          <table:table-cell office:value-type="float" office:value="1.00955403393352">
            <text:p>1.00955403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1005">
            <text:p>11005</text:p>
          </table:table-cell>
          <table:table-cell office:value-type="float" office:value="14278">
            <text:p>14278</text:p>
          </table:table-cell>
          <table:table-cell office:value-type="float" office:value="20738">
            <text:p>20738</text:p>
          </table:table-cell>
          <table:table-cell office:value-type="float" office:value="-174.375">
            <text:p>-174.375</text:p>
          </table:table-cell>
          <table:table-cell office:value-type="float" office:value="-53.75">
            <text:p>-53.75</text:p>
          </table:table-cell>
          <table:table-cell office:value-type="float" office:value="-36">
            <text:p>-36</text:p>
          </table:table-cell>
          <table:table-cell office:value-type="float" office:value="-0.0158450704225352">
            <text:p>-0.0158450704</text:p>
          </table:table-cell>
          <table:table-cell office:value-type="float" office:value="-0.00376453284773778">
            <text:p>-0.0037645328</text:p>
          </table:table-cell>
          <table:table-cell office:value-type="float" office:value="-0.00173594367827177">
            <text:p>-0.0017359437</text:p>
          </table:table-cell>
          <table:table-cell office:value-type="float" office:value="0.945034343384249">
            <text:p>0.9450343434</text:p>
          </table:table-cell>
          <table:table-cell office:value-type="float" office:value="0.986851911579739">
            <text:p>0.9868519116</text:p>
          </table:table-cell>
          <table:table-cell office:value-type="float" office:value="0.993930103586939">
            <text:p>0.9939301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917">
            <text:p>10917</text:p>
          </table:table-cell>
          <table:table-cell office:value-type="float" office:value="14149">
            <text:p>14149</text:p>
          </table:table-cell>
          <table:table-cell office:value-type="float" office:value="20611">
            <text:p>20611</text:p>
          </table:table-cell>
          <table:table-cell office:value-type="float" office:value="-84.875">
            <text:p>-84.875</text:p>
          </table:table-cell>
          <table:table-cell office:value-type="float" office:value="-375.75">
            <text:p>-375.75</text:p>
          </table:table-cell>
          <table:table-cell office:value-type="float" office:value="28.625">
            <text:p>28.625</text:p>
          </table:table-cell>
          <table:table-cell office:value-type="float" office:value="-0.00777457176880095">
            <text:p>-0.0077745718</text:p>
          </table:table-cell>
          <table:table-cell office:value-type="float" office:value="-0.0265566471128702">
            <text:p>-0.0265566471</text:p>
          </table:table-cell>
          <table:table-cell office:value-type="float" office:value="0.00138882150308088">
            <text:p>0.0013888215</text:p>
          </table:table-cell>
          <table:table-cell office:value-type="float" office:value="0.972907468982926">
            <text:p>0.972907469</text:p>
          </table:table-cell>
          <table:table-cell office:value-type="float" office:value="0.908434035896474">
            <text:p>0.9084340359</text:p>
          </table:table-cell>
          <table:table-cell office:value-type="float" office:value="1.00486465575811">
            <text:p>1.0048646558</text:p>
          </table:table-cell>
          <table:table-cell office:value-type="float" office:value="0">
            <text:p>0</text:p>
          </table:table-cell>
          <table:table-cell office:value-type="float" office:value="-25.7525755328929">
            <text:p>-25.75257553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1170">
            <text:p>11170</text:p>
          </table:table-cell>
          <table:table-cell office:value-type="float" office:value="14405">
            <text:p>14405</text:p>
          </table:table-cell>
          <table:table-cell office:value-type="float" office:value="19779">
            <text:p>19779</text:p>
          </table:table-cell>
          <table:table-cell office:value-type="float" office:value="-79.125">
            <text:p>-79.125</text:p>
          </table:table-cell>
          <table:table-cell office:value-type="float" office:value="-99.125">
            <text:p>-99.125</text:p>
          </table:table-cell>
          <table:table-cell office:value-type="float" office:value="-225.75">
            <text:p>-225.75</text:p>
          </table:table-cell>
          <table:table-cell office:value-type="float" office:value="-0.00708370635631155">
            <text:p>-0.0070837064</text:p>
          </table:table-cell>
          <table:table-cell office:value-type="float" office:value="-0.00688129121832697">
            <text:p>-0.0068812912</text:p>
          </table:table-cell>
          <table:table-cell office:value-type="float" office:value="-0.0114136205065979">
            <text:p>-0.0114136205</text:p>
          </table:table-cell>
          <table:table-cell office:value-type="float" office:value="0.975305378388565">
            <text:p>0.9753053784</text:p>
          </table:table-cell>
          <table:table-cell office:value-type="float" office:value="0.976008290986765">
            <text:p>0.976008291</text:p>
          </table:table-cell>
          <table:table-cell office:value-type="float" office:value="0.960307658863722">
            <text:p>0.9603076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1162">
            <text:p>11162</text:p>
          </table:table-cell>
          <table:table-cell office:value-type="float" office:value="14696">
            <text:p>14696</text:p>
          </table:table-cell>
          <table:table-cell office:value-type="float" office:value="20111">
            <text:p>20111</text:p>
          </table:table-cell>
          <table:table-cell office:value-type="float" office:value="-89.125">
            <text:p>-89.125</text:p>
          </table:table-cell>
          <table:table-cell office:value-type="float" office:value="-319.5">
            <text:p>-319.5</text:p>
          </table:table-cell>
          <table:table-cell office:value-type="float" office:value="-301.5">
            <text:p>-301.5</text:p>
          </table:table-cell>
          <table:table-cell office:value-type="float" office:value="-0.00798468016484501">
            <text:p>-0.0079846802</text:p>
          </table:table-cell>
          <table:table-cell office:value-type="float" office:value="-0.0217406096897115">
            <text:p>-0.0217406097</text:p>
          </table:table-cell>
          <table:table-cell office:value-type="float" office:value="-0.014991795534782">
            <text:p>-0.0149917955</text:p>
          </table:table-cell>
          <table:table-cell office:value-type="float" office:value="0.972178579453019">
            <text:p>0.9721785795</text:p>
          </table:table-cell>
          <table:table-cell office:value-type="float" office:value="0.924834268140983">
            <text:p>0.9248342681</text:p>
          </table:table-cell>
          <table:table-cell office:value-type="float" office:value="0.947969233337642">
            <text:p>0.9479692333</text:p>
          </table:table-cell>
          <table:table-cell office:value-type="float" office:value="0">
            <text:p>0</text:p>
          </table:table-cell>
          <table:table-cell office:value-type="float" office:value="-31.5347576121781">
            <text:p>-31.53475761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0760">
            <text:p>10760</text:p>
          </table:table-cell>
          <table:table-cell office:value-type="float" office:value="13932">
            <text:p>13932</text:p>
          </table:table-cell>
          <table:table-cell office:value-type="float" office:value="20740">
            <text:p>20740</text:p>
          </table:table-cell>
          <table:table-cell office:value-type="float" office:value="-109.25">
            <text:p>-109.25</text:p>
          </table:table-cell>
          <table:table-cell office:value-type="float" office:value="-213.125">
            <text:p>-213.125</text:p>
          </table:table-cell>
          <table:table-cell office:value-type="float" office:value="-210.125">
            <text:p>-210.125</text:p>
          </table:table-cell>
          <table:table-cell office:value-type="float" office:value="-0.0101533457249071">
            <text:p>-0.0101533457</text:p>
          </table:table-cell>
          <table:table-cell office:value-type="float" office:value="-0.0152975165087568">
            <text:p>-0.0152975165</text:p>
          </table:table-cell>
          <table:table-cell office:value-type="float" office:value="-0.0101313886210222">
            <text:p>-0.0101313886</text:p>
          </table:table-cell>
          <table:table-cell office:value-type="float" office:value="0.964665347204468">
            <text:p>0.9646653472</text:p>
          </table:table-cell>
          <table:table-cell office:value-type="float" office:value="0.946917359681569">
            <text:p>0.9469173597</text:p>
          </table:table-cell>
          <table:table-cell office:value-type="float" office:value="0.964741324095787">
            <text:p>0.9647413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9830">
            <text:p>9830</text:p>
          </table:table-cell>
          <table:table-cell office:value-type="float" office:value="13950">
            <text:p>13950</text:p>
          </table:table-cell>
          <table:table-cell office:value-type="float" office:value="20537">
            <text:p>20537</text:p>
          </table:table-cell>
          <table:table-cell office:value-type="float" office:value="-184.125">
            <text:p>-184.125</text:p>
          </table:table-cell>
          <table:table-cell office:value-type="float" office:value="-354.375">
            <text:p>-354.375</text:p>
          </table:table-cell>
          <table:table-cell office:value-type="float" office:value="-102.75">
            <text:p>-102.75</text:p>
          </table:table-cell>
          <table:table-cell office:value-type="float" office:value="-0.0187309257375381">
            <text:p>-0.0187309257</text:p>
          </table:table-cell>
          <table:table-cell office:value-type="float" office:value="-0.0254032258064516">
            <text:p>-0.0254032258</text:p>
          </table:table-cell>
          <table:table-cell office:value-type="float" office:value="-0.00500316501923358">
            <text:p>-0.005003165</text:p>
          </table:table-cell>
          <table:table-cell office:value-type="float" office:value="0.935129421173427">
            <text:p>0.9351294212</text:p>
          </table:table-cell>
          <table:table-cell office:value-type="float" office:value="0.912353544484912">
            <text:p>0.9123535445</text:p>
          </table:table-cell>
          <table:table-cell office:value-type="float" office:value="0.982537984486693">
            <text:p>0.9825379845</text:p>
          </table:table-cell>
          <table:table-cell office:value-type="float" office:value="0">
            <text:p>0</text:p>
          </table:table-cell>
          <table:table-cell office:value-type="float" office:value="-26.9377338932213">
            <text:p>-26.9377338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9870">
            <text:p>9870</text:p>
          </table:table-cell>
          <table:table-cell office:value-type="float" office:value="13906">
            <text:p>13906</text:p>
          </table:table-cell>
          <table:table-cell office:value-type="float" office:value="19723">
            <text:p>19723</text:p>
          </table:table-cell>
          <table:table-cell office:value-type="float" office:value="-140.75">
            <text:p>-140.75</text:p>
          </table:table-cell>
          <table:table-cell office:value-type="float" office:value="-317.25">
            <text:p>-317.25</text:p>
          </table:table-cell>
          <table:table-cell office:value-type="float" office:value="-328.125">
            <text:p>-328.125</text:p>
          </table:table-cell>
          <table:table-cell office:value-type="float" office:value="-0.0142603850050659">
            <text:p>-0.014260385</text:p>
          </table:table-cell>
          <table:table-cell office:value-type="float" office:value="-0.0228138932834748">
            <text:p>-0.0228138933</text:p>
          </table:table-cell>
          <table:table-cell office:value-type="float" office:value="-0.0166366678497186">
            <text:p>-0.0166366678</text:p>
          </table:table-cell>
          <table:table-cell office:value-type="float" office:value="0.950487235300035">
            <text:p>0.9504872353</text:p>
          </table:table-cell>
          <table:table-cell office:value-type="float" office:value="0.921171502012268">
            <text:p>0.921171502</text:p>
          </table:table-cell>
          <table:table-cell office:value-type="float" office:value="0.942314148811583">
            <text:p>0.9423141488</text:p>
          </table:table-cell>
          <table:table-cell office:value-type="float" office:value="0">
            <text:p>0</text:p>
          </table:table-cell>
          <table:table-cell office:value-type="float" office:value="-30.0347716818315">
            <text:p>-30.0347716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320">
            <text:p>9320</text:p>
          </table:table-cell>
          <table:table-cell office:value-type="float" office:value="13997">
            <text:p>13997</text:p>
          </table:table-cell>
          <table:table-cell office:value-type="float" office:value="20104">
            <text:p>20104</text:p>
          </table:table-cell>
          <table:table-cell office:value-type="float" office:value="-280.125">
            <text:p>-280.125</text:p>
          </table:table-cell>
          <table:table-cell office:value-type="float" office:value="-41.625">
            <text:p>-41.625</text:p>
          </table:table-cell>
          <table:table-cell office:value-type="float" office:value="-281.375">
            <text:p>-281.375</text:p>
          </table:table-cell>
          <table:table-cell office:value-type="float" office:value="-0.030056330472103">
            <text:p>-0.0300563305</text:p>
          </table:table-cell>
          <table:table-cell office:value-type="float" office:value="-0.00297385153961563">
            <text:p>-0.0029738515</text:p>
          </table:table-cell>
          <table:table-cell office:value-type="float" office:value="-0.0139959709510545">
            <text:p>-0.013995971</text:p>
          </table:table-cell>
          <table:table-cell office:value-type="float" office:value="0.896573474030478">
            <text:p>0.896573474</text:p>
          </table:table-cell>
          <table:table-cell office:value-type="float" office:value="0.989608853445585">
            <text:p>0.9896088534</text:p>
          </table:table-cell>
          <table:table-cell office:value-type="float" office:value="0.95139804058892">
            <text:p>0.9513980406</text:p>
          </table:table-cell>
          <table:table-cell office:value-type="float" office:value="-22.7132673410531">
            <text:p>-22.71326734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424">
            <text:p>9424</text:p>
          </table:table-cell>
          <table:table-cell office:value-type="float" office:value="13236">
            <text:p>13236</text:p>
          </table:table-cell>
          <table:table-cell office:value-type="float" office:value="18682">
            <text:p>18682</text:p>
          </table:table-cell>
          <table:table-cell office:value-type="float" office:value="-231">
            <text:p>-231</text:p>
          </table:table-cell>
          <table:table-cell office:value-type="float" office:value="-340.75">
            <text:p>-340.75</text:p>
          </table:table-cell>
          <table:table-cell office:value-type="float" office:value="-446.125">
            <text:p>-446.125</text:p>
          </table:table-cell>
          <table:table-cell office:value-type="float" office:value="-0.0245118845500849">
            <text:p>-0.0245118846</text:p>
          </table:table-cell>
          <table:table-cell office:value-type="float" office:value="-0.0257441825324872">
            <text:p>-0.0257441825</text:p>
          </table:table-cell>
          <table:table-cell office:value-type="float" office:value="-0.0238799379081469">
            <text:p>-0.0238799379</text:p>
          </table:table-cell>
          <table:table-cell office:value-type="float" office:value="0.915386035743728">
            <text:p>0.9153860357</text:p>
          </table:table-cell>
          <table:table-cell office:value-type="float" office:value="0.911194376487456">
            <text:p>0.9111943765</text:p>
          </table:table-cell>
          <table:table-cell office:value-type="float" office:value="0.9175379101331">
            <text:p>0.9175379101</text:p>
          </table:table-cell>
          <table:table-cell office:value-type="float" office:value="-27.9299973779868">
            <text:p>-27.929997378</text:p>
          </table:table-cell>
          <table:table-cell office:value-type="float" office:value="-26.5763398110014">
            <text:p>-26.576339811</text:p>
          </table:table-cell>
          <table:table-cell office:value-type="float" office:value="-28.6783696432307">
            <text:p>-28.678369643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21">
            <text:p>521</text:p>
          </table:table-cell>
          <table:table-cell office:value-type="float" office:value="9470">
            <text:p>9470</text:p>
          </table:table-cell>
          <table:table-cell office:value-type="float" office:value="13186">
            <text:p>13186</text:p>
          </table:table-cell>
          <table:table-cell office:value-type="float" office:value="18883">
            <text:p>18883</text:p>
          </table:table-cell>
          <table:table-cell office:value-type="float" office:value="-59.125">
            <text:p>-59.125</text:p>
          </table:table-cell>
          <table:table-cell office:value-type="float" office:value="-440">
            <text:p>-440</text:p>
          </table:table-cell>
          <table:table-cell office:value-type="float" office:value="-498.5">
            <text:p>-498.5</text:p>
          </table:table-cell>
          <table:table-cell office:value-type="float" office:value="-0.00624340021119324">
            <text:p>-0.0062434002</text:p>
          </table:table-cell>
          <table:table-cell office:value-type="float" office:value="-0.0333687244046716">
            <text:p>-0.0333687244</text:p>
          </table:table-cell>
          <table:table-cell office:value-type="float" office:value="-0.0263994068739077">
            <text:p>-0.0263994069</text:p>
          </table:table-cell>
          <table:table-cell office:value-type="float" office:value="0.97822450015137">
            <text:p>0.9782245002</text:p>
          </table:table-cell>
          <table:table-cell office:value-type="float" office:value="0.885391869249703">
            <text:p>0.8853918692</text:p>
          </table:table-cell>
          <table:table-cell office:value-type="float" office:value="0.908968056160579">
            <text:p>0.9089680562</text:p>
          </table:table-cell>
          <table:table-cell office:value-type="float" office:value="0">
            <text:p>0</text:p>
          </table:table-cell>
          <table:table-cell office:value-type="float" office:value="-20.423826835919">
            <text:p>-20.4238268359</text:p>
          </table:table-cell>
          <table:table-cell office:value-type="float" office:value="-25.9080459648915">
            <text:p>-25.908045964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9414">
            <text:p>9414</text:p>
          </table:table-cell>
          <table:table-cell office:value-type="float" office:value="13761">
            <text:p>13761</text:p>
          </table:table-cell>
          <table:table-cell office:value-type="float" office:value="19343">
            <text:p>19343</text:p>
          </table:table-cell>
          <table:table-cell office:value-type="float" office:value="-96">
            <text:p>-96</text:p>
          </table:table-cell>
          <table:table-cell office:value-type="float" office:value="-288.25">
            <text:p>-288.25</text:p>
          </table:table-cell>
          <table:table-cell office:value-type="float" office:value="-345.5">
            <text:p>-345.5</text:p>
          </table:table-cell>
          <table:table-cell office:value-type="float" office:value="-0.0101975780752071">
            <text:p>-0.0101975781</text:p>
          </table:table-cell>
          <table:table-cell office:value-type="float" office:value="-0.0209468788605479">
            <text:p>-0.0209468789</text:p>
          </table:table-cell>
          <table:table-cell office:value-type="float" office:value="-0.0178617587757845">
            <text:p>-0.0178617588</text:p>
          </table:table-cell>
          <table:table-cell office:value-type="float" office:value="0.964512298310031">
            <text:p>0.9645122983</text:p>
          </table:table-cell>
          <table:table-cell office:value-type="float" office:value="0.927545916586719">
            <text:p>0.9275459166</text:p>
          </table:table-cell>
          <table:table-cell office:value-type="float" office:value="0.93810916744082">
            <text:p>0.9381091674</text:p>
          </table:table-cell>
          <table:table-cell office:value-type="float" office:value="0">
            <text:p>0</text:p>
          </table:table-cell>
          <table:table-cell office:value-type="float" office:value="-32.7429177705508">
            <text:p>-32.7429177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9060">
            <text:p>9060</text:p>
          </table:table-cell>
          <table:table-cell office:value-type="float" office:value="12640">
            <text:p>12640</text:p>
          </table:table-cell>
          <table:table-cell office:value-type="float" office:value="20333">
            <text:p>20333</text:p>
          </table:table-cell>
          <table:table-cell office:value-type="float" office:value="-208.25">
            <text:p>-208.25</text:p>
          </table:table-cell>
          <table:table-cell office:value-type="float" office:value="-135.75">
            <text:p>-135.75</text:p>
          </table:table-cell>
          <table:table-cell office:value-type="float" office:value="-454.5">
            <text:p>-454.5</text:p>
          </table:table-cell>
          <table:table-cell office:value-type="float" office:value="-0.022985651214128">
            <text:p>-0.0229856512</text:p>
          </table:table-cell>
          <table:table-cell office:value-type="float" office:value="-0.0107397151898734">
            <text:p>-0.0107397152</text:p>
          </table:table-cell>
          <table:table-cell office:value-type="float" office:value="-0.022352825456155">
            <text:p>-0.0223528255</text:p>
          </table:table-cell>
          <table:table-cell office:value-type="float" office:value="0.920585767467557">
            <text:p>0.9205857675</text:p>
          </table:table-cell>
          <table:table-cell office:value-type="float" office:value="0.962637066140868">
            <text:p>0.9626370661</text:p>
          </table:table-cell>
          <table:table-cell office:value-type="float" office:value="0.922744422562969">
            <text:p>0.9227444226</text:p>
          </table:table-cell>
          <table:table-cell office:value-type="float" office:value="-29.8077300684823">
            <text:p>-29.8077300685</text:p>
          </table:table-cell>
          <table:table-cell office:value-type="float" office:value="0">
            <text:p>0</text:p>
          </table:table-cell>
          <table:table-cell office:value-type="float" office:value="-30.6614971286454">
            <text:p>-30.661497128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809">
            <text:p>8809</text:p>
          </table:table-cell>
          <table:table-cell office:value-type="float" office:value="12186">
            <text:p>12186</text:p>
          </table:table-cell>
          <table:table-cell office:value-type="float" office:value="17664">
            <text:p>17664</text:p>
          </table:table-cell>
          <table:table-cell office:value-type="float" office:value="-157.125">
            <text:p>-157.125</text:p>
          </table:table-cell>
          <table:table-cell office:value-type="float" office:value="-321.875">
            <text:p>-321.875</text:p>
          </table:table-cell>
          <table:table-cell office:value-type="float" office:value="-271.25">
            <text:p>-271.25</text:p>
          </table:table-cell>
          <table:table-cell office:value-type="float" office:value="-0.0178368713815416">
            <text:p>-0.0178368714</text:p>
          </table:table-cell>
          <table:table-cell office:value-type="float" office:value="-0.026413507303463">
            <text:p>-0.0264135073</text:p>
          </table:table-cell>
          <table:table-cell office:value-type="float" office:value="-0.0153560914855072">
            <text:p>-0.0153560915</text:p>
          </table:table-cell>
          <table:table-cell office:value-type="float" office:value="0.93819453196674">
            <text:p>0.938194532</text:p>
          </table:table-cell>
          <table:table-cell office:value-type="float" office:value="0.908920164239297">
            <text:p>0.9089201642</text:p>
          </table:table-cell>
          <table:table-cell office:value-type="float" office:value="0.946715866510319">
            <text:p>0.9467158665</text:p>
          </table:table-cell>
          <table:table-cell office:value-type="float" office:value="0">
            <text:p>0</text:p>
          </table:table-cell>
          <table:table-cell office:value-type="float" office:value="-25.8940286935266">
            <text:p>-25.8940286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8680">
            <text:p>8680</text:p>
          </table:table-cell>
          <table:table-cell office:value-type="float" office:value="12198">
            <text:p>12198</text:p>
          </table:table-cell>
          <table:table-cell office:value-type="float" office:value="17598">
            <text:p>17598</text:p>
          </table:table-cell>
          <table:table-cell office:value-type="float" office:value="-15.875">
            <text:p>-15.875</text:p>
          </table:table-cell>
          <table:table-cell office:value-type="float" office:value="-94.125">
            <text:p>-94.125</text:p>
          </table:table-cell>
          <table:table-cell office:value-type="float" office:value="-281.5">
            <text:p>-281.5</text:p>
          </table:table-cell>
          <table:table-cell office:value-type="float" office:value="-0.00182891705069124">
            <text:p>-0.0018289171</text:p>
          </table:table-cell>
          <table:table-cell office:value-type="float" office:value="-0.00771642892277423">
            <text:p>-0.0077164289</text:p>
          </table:table-cell>
          <table:table-cell office:value-type="float" office:value="-0.0159961359245369">
            <text:p>-0.0159961359</text:p>
          </table:table-cell>
          <table:table-cell office:value-type="float" office:value="0.993605346400234">
            <text:p>0.9936053464</text:p>
          </table:table-cell>
          <table:table-cell office:value-type="float" office:value="0.973109203589918">
            <text:p>0.9731092036</text:p>
          </table:table-cell>
          <table:table-cell office:value-type="float" office:value="0.944515041938573">
            <text:p>0.9445150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458">
            <text:p>8458</text:p>
          </table:table-cell>
          <table:table-cell office:value-type="float" office:value="12097">
            <text:p>12097</text:p>
          </table:table-cell>
          <table:table-cell office:value-type="float" office:value="18498">
            <text:p>18498</text:p>
          </table:table-cell>
          <table:table-cell office:value-type="float" office:value="-176.75">
            <text:p>-176.75</text:p>
          </table:table-cell>
          <table:table-cell office:value-type="float" office:value="-127">
            <text:p>-127</text:p>
          </table:table-cell>
          <table:table-cell office:value-type="float" office:value="-315.875">
            <text:p>-315.875</text:p>
          </table:table-cell>
          <table:table-cell office:value-type="float" office:value="-0.0208973752660203">
            <text:p>-0.0208973753</text:p>
          </table:table-cell>
          <table:table-cell office:value-type="float" office:value="-0.0104984706952137">
            <text:p>-0.0104984707</text:p>
          </table:table-cell>
          <table:table-cell office:value-type="float" office:value="-0.0170761703967997">
            <text:p>-0.0170761704</text:p>
          </table:table-cell>
          <table:table-cell office:value-type="float" office:value="0.927715119143226">
            <text:p>0.9277151191</text:p>
          </table:table-cell>
          <table:table-cell office:value-type="float" office:value="0.963471379625151">
            <text:p>0.9634713796</text:p>
          </table:table-cell>
          <table:table-cell office:value-type="float" office:value="0.940804930978225">
            <text:p>0.940804931</text:p>
          </table:table-cell>
          <table:table-cell office:value-type="float" office:value="-32.8213089706435">
            <text:p>-32.82130897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8401">
            <text:p>8401</text:p>
          </table:table-cell>
          <table:table-cell office:value-type="float" office:value="11572">
            <text:p>11572</text:p>
          </table:table-cell>
          <table:table-cell office:value-type="float" office:value="16857">
            <text:p>16857</text:p>
          </table:table-cell>
          <table:table-cell office:value-type="float" office:value="-135.375">
            <text:p>-135.375</text:p>
          </table:table-cell>
          <table:table-cell office:value-type="float" office:value="-317">
            <text:p>-317</text:p>
          </table:table-cell>
          <table:table-cell office:value-type="float" office:value="-232.25">
            <text:p>-232.25</text:p>
          </table:table-cell>
          <table:table-cell office:value-type="float" office:value="-0.0161141530770146">
            <text:p>-0.0161141531</text:p>
          </table:table-cell>
          <table:table-cell office:value-type="float" office:value="-0.0273937089526443">
            <text:p>-0.027393709</text:p>
          </table:table-cell>
          <table:table-cell office:value-type="float" office:value="-0.0137776591327045">
            <text:p>-0.0137776591</text:p>
          </table:table-cell>
          <table:table-cell office:value-type="float" office:value="0.944109409452052">
            <text:p>0.9441094095</text:p>
          </table:table-cell>
          <table:table-cell office:value-type="float" office:value="0.905592832634502">
            <text:p>0.9055928326</text:p>
          </table:table-cell>
          <table:table-cell office:value-type="float" office:value="0.952150247862241">
            <text:p>0.9521502479</text:p>
          </table:table-cell>
          <table:table-cell office:value-type="float" office:value="0">
            <text:p>0</text:p>
          </table:table-cell>
          <table:table-cell office:value-type="float" office:value="-24.9549739974018">
            <text:p>-24.9549739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548">
            <text:p>11548</text:p>
          </table:table-cell>
          <table:table-cell office:value-type="float" office:value="16499">
            <text:p>16499</text:p>
          </table:table-cell>
          <table:table-cell office:value-type="float" office:value="-85.625">
            <text:p>-85.625</text:p>
          </table:table-cell>
          <table:table-cell office:value-type="float" office:value="-89.375">
            <text:p>-89.375</text:p>
          </table:table-cell>
          <table:table-cell office:value-type="float" office:value="-314.5">
            <text:p>-314.5</text:p>
          </table:table-cell>
          <table:table-cell office:value-type="float" office:value="-0.00980364094343943">
            <text:p>-0.0098036409</text:p>
          </table:table-cell>
          <table:table-cell office:value-type="float" office:value="-0.00773943540006928">
            <text:p>-0.0077394354</text:p>
          </table:table-cell>
          <table:table-cell office:value-type="float" office:value="-0.0190617613188678">
            <text:p>-0.0190617613</text:p>
          </table:table-cell>
          <table:table-cell office:value-type="float" office:value="0.965875634994428">
            <text:p>0.965875635</text:p>
          </table:table-cell>
          <table:table-cell office:value-type="float" office:value="0.973029377865969">
            <text:p>0.9730293779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474">
            <text:p>8474</text:p>
          </table:table-cell>
          <table:table-cell office:value-type="float" office:value="12274">
            <text:p>12274</text:p>
          </table:table-cell>
          <table:table-cell office:value-type="float" office:value="17227">
            <text:p>17227</text:p>
          </table:table-cell>
          <table:table-cell office:value-type="float" office:value="-74.5">
            <text:p>-74.5</text:p>
          </table:table-cell>
          <table:table-cell office:value-type="float" office:value="-109.375">
            <text:p>-109.375</text:p>
          </table:table-cell>
          <table:table-cell office:value-type="float" office:value="-246">
            <text:p>-246</text:p>
          </table:table-cell>
          <table:table-cell office:value-type="float" office:value="-0.00879159782865235">
            <text:p>-0.0087915978</text:p>
          </table:table-cell>
          <table:table-cell office:value-type="float" office:value="-0.00891111292162294">
            <text:p>-0.0089111129</text:p>
          </table:table-cell>
          <table:table-cell office:value-type="float" office:value="-0.0142799094444767">
            <text:p>-0.0142799094</text:p>
          </table:table-cell>
          <table:table-cell office:value-type="float" office:value="0.969380900296783">
            <text:p>0.9693809003</text:p>
          </table:table-cell>
          <table:table-cell office:value-type="float" office:value="0.968966744323984">
            <text:p>0.9689667443</text:p>
          </table:table-cell>
          <table:table-cell office:value-type="float" office:value="0.950419991939267">
            <text:p>0.950419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572">
            <text:p>11572</text:p>
          </table:table-cell>
          <table:table-cell office:value-type="float" office:value="18370">
            <text:p>18370</text:p>
          </table:table-cell>
          <table:table-cell office:value-type="float" office:value="-192.75">
            <text:p>-192.75</text:p>
          </table:table-cell>
          <table:table-cell office:value-type="float" office:value="-5.75">
            <text:p>-5.75</text:p>
          </table:table-cell>
          <table:table-cell office:value-type="float" office:value="-292.625">
            <text:p>-292.625</text:p>
          </table:table-cell>
          <table:table-cell office:value-type="float" office:value="-0.0233806404657933">
            <text:p>-0.0233806405</text:p>
          </table:table-cell>
          <table:table-cell office:value-type="float" office:value="-0.000496889042516419">
            <text:p>-0.000496889</text:p>
          </table:table-cell>
          <table:table-cell office:value-type="float" office:value="-0.0159295046271094">
            <text:p>-0.0159295046</text:p>
          </table:table-cell>
          <table:table-cell office:value-type="float" office:value="0.919239200892961">
            <text:p>0.9192392009</text:p>
          </table:table-cell>
          <table:table-cell office:value-type="float" office:value="0.998261372272685">
            <text:p>0.9982613723</text:p>
          </table:table-cell>
          <table:table-cell office:value-type="float" office:value="0.944744082075741">
            <text:p>0.9447440821</text:p>
          </table:table-cell>
          <table:table-cell office:value-type="float" office:value="-29.2982614555634">
            <text:p>-29.2982614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table:number-columns-repeated="2" office:value-type="float" office:value="732">
            <text:p>732</text:p>
          </table:table-cell>
          <table:table-cell office:value-type="float" office:value="8330">
            <text:p>8330</text:p>
          </table:table-cell>
          <table:table-cell office:value-type="float" office:value="10956">
            <text:p>10956</text:p>
          </table:table-cell>
          <table:table-cell office:value-type="float" office:value="16483">
            <text:p>16483</text:p>
          </table:table-cell>
          <table:table-cell office:value-type="float" office:value="-173.5">
            <text:p>-173.5</text:p>
          </table:table-cell>
          <table:table-cell office:value-type="float" office:value="-208">
            <text:p>-208</text:p>
          </table:table-cell>
          <table:table-cell office:value-type="float" office:value="-211.75">
            <text:p>-211.75</text:p>
          </table:table-cell>
          <table:table-cell office:value-type="float" office:value="-0.020828331332533">
            <text:p>-0.0208283313</text:p>
          </table:table-cell>
          <table:table-cell office:value-type="float" office:value="-0.0189850310332238">
            <text:p>-0.018985031</text:p>
          </table:table-cell>
          <table:table-cell office:value-type="float" office:value="-0.0128465691925014">
            <text:p>-0.0128465692</text:p>
          </table:table-cell>
          <table:table-cell office:value-type="float" office:value="0.927951126332886">
            <text:p>0.9279511263</text:p>
          </table:table-cell>
          <table:table-cell office:value-type="float" office:value="0.934258836934248">
            <text:p>0.9342588369</text:p>
          </table:table-cell>
          <table:table-cell office:value-type="float" office:value="0.95536047513268">
            <text:p>0.9553604751</text:p>
          </table:table-cell>
          <table:table-cell office:value-type="float" office:value="-32.9312654572742">
            <text:p>-32.9312654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8276">
            <text:p>8276</text:p>
          </table:table-cell>
          <table:table-cell office:value-type="float" office:value="11095">
            <text:p>11095</text:p>
          </table:table-cell>
          <table:table-cell office:value-type="float" office:value="15868">
            <text:p>15868</text:p>
          </table:table-cell>
          <table:table-cell office:value-type="float" office:value="124.25">
            <text:p>124.25</text:p>
          </table:table-cell>
          <table:table-cell office:value-type="float" office:value="-137.25">
            <text:p>-137.25</text:p>
          </table:table-cell>
          <table:table-cell office:value-type="float" office:value="-174.625">
            <text:p>-174.625</text:p>
          </table:table-cell>
          <table:table-cell office:value-type="float" office:value="0.0150132914451426">
            <text:p>0.0150132914</text:p>
          </table:table-cell>
          <table:table-cell office:value-type="float" office:value="-0.0123704371338441">
            <text:p>-0.0123704371</text:p>
          </table:table-cell>
          <table:table-cell office:value-type="float" office:value="-0.0110048525334006">
            <text:p>-0.0110048525</text:p>
          </table:table-cell>
          <table:table-cell office:value-type="float" office:value="1.05298830194123">
            <text:p>1.0529883019</text:p>
          </table:table-cell>
          <table:table-cell office:value-type="float" office:value="0.957003404352715">
            <text:p>0.9570034044</text:p>
          </table:table-cell>
          <table:table-cell office:value-type="float" office:value="0.961720385420491">
            <text:p>0.96172038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8177">
            <text:p>8177</text:p>
          </table:table-cell>
          <table:table-cell office:value-type="float" office:value="10762">
            <text:p>10762</text:p>
          </table:table-cell>
          <table:table-cell office:value-type="float" office:value="16966">
            <text:p>16966</text:p>
          </table:table-cell>
          <table:table-cell office:value-type="float" office:value="45.125">
            <text:p>45.125</text:p>
          </table:table-cell>
          <table:table-cell office:value-type="float" office:value="8.25">
            <text:p>8.25</text:p>
          </table:table-cell>
          <table:table-cell office:value-type="float" office:value="-163">
            <text:p>-163</text:p>
          </table:table-cell>
          <table:table-cell office:value-type="float" office:value="0.00551852757735111">
            <text:p>0.0055185276</text:p>
          </table:table-cell>
          <table:table-cell office:value-type="float" office:value="0.000766586136405872">
            <text:p>0.0007665861</text:p>
          </table:table-cell>
          <table:table-cell office:value-type="float" office:value="-0.00960745019450666">
            <text:p>-0.0096074502</text:p>
          </table:table-cell>
          <table:table-cell office:value-type="float" office:value="1.01937453664811">
            <text:p>1.0193745366</text:p>
          </table:table-cell>
          <table:table-cell office:value-type="float" office:value="1.00268420327986">
            <text:p>1.0026842033</text:p>
          </table:table-cell>
          <table:table-cell office:value-type="float" office:value="0.966554838393737">
            <text:p>0.96655483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8088">
            <text:p>8088</text:p>
          </table:table-cell>
          <table:table-cell office:value-type="float" office:value="10624">
            <text:p>10624</text:p>
          </table:table-cell>
          <table:table-cell office:value-type="float" office:value="15560">
            <text:p>15560</text:p>
          </table:table-cell>
          <table:table-cell office:value-type="float" office:value="-197">
            <text:p>-197</text:p>
          </table:table-cell>
          <table:table-cell office:value-type="float" office:value="79.5">
            <text:p>79.5</text:p>
          </table:table-cell>
          <table:table-cell office:value-type="float" office:value="-68.75">
            <text:p>-68.75</text:p>
          </table:table-cell>
          <table:table-cell office:value-type="float" office:value="-0.0243570722057369">
            <text:p>-0.0243570722</text:p>
          </table:table-cell>
          <table:table-cell office:value-type="float" office:value="0.00748305722891566">
            <text:p>0.0074830572</text:p>
          </table:table-cell>
          <table:table-cell office:value-type="float" office:value="-0.00441838046272494">
            <text:p>-0.0044183805</text:p>
          </table:table-cell>
          <table:table-cell office:value-type="float" office:value="0.915913050534135">
            <text:p>0.9159130505</text:p>
          </table:table-cell>
          <table:table-cell office:value-type="float" office:value="1.02630045274637">
            <text:p>1.0263004527</text:p>
          </table:table-cell>
          <table:table-cell office:value-type="float" office:value="0.984573931668853">
            <text:p>0.9845739317</text:p>
          </table:table-cell>
          <table:table-cell office:value-type="float" office:value="-28.1097401394955">
            <text:p>-28.10974013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690">
            <text:p>10690</text:p>
          </table:table-cell>
          <table:table-cell office:value-type="float" office:value="16139">
            <text:p>16139</text:p>
          </table:table-cell>
          <table:table-cell office:value-type="float" office:value="-212.75">
            <text:p>-212.75</text:p>
          </table:table-cell>
          <table:table-cell office:value-type="float" office:value="-210.375">
            <text:p>-210.375</text:p>
          </table:table-cell>
          <table:table-cell office:value-type="float" office:value="242.25">
            <text:p>242.25</text:p>
          </table:table-cell>
          <table:table-cell office:value-type="float" office:value="-0.0268759474482062">
            <text:p>-0.0268759474</text:p>
          </table:table-cell>
          <table:table-cell office:value-type="float" office:value="-0.0196796071094481">
            <text:p>-0.0196796071</text:p>
          </table:table-cell>
          <table:table-cell office:value-type="float" office:value="0.0150102236817647">
            <text:p>0.0150102237</text:p>
          </table:table-cell>
          <table:table-cell office:value-type="float" office:value="0.907349924371706">
            <text:p>0.9073499244</text:p>
          </table:table-cell>
          <table:table-cell office:value-type="float" office:value="0.931880457511457">
            <text:p>0.9318804575</text:p>
          </table:table-cell>
          <table:table-cell office:value-type="float" office:value="1.05297738424353">
            <text:p>1.0529773842</text:p>
          </table:table-cell>
          <table:table-cell office:value-type="float" office:value="-25.4424665489902">
            <text:p>-25.4424665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1020">
            <text:p>11020</text:p>
          </table:table-cell>
          <table:table-cell office:value-type="float" office:value="17724">
            <text:p>17724</text:p>
          </table:table-cell>
          <table:table-cell office:value-type="float" office:value="117.75">
            <text:p>117.75</text:p>
          </table:table-cell>
          <table:table-cell office:value-type="float" office:value="-142.75">
            <text:p>-142.75</text:p>
          </table:table-cell>
          <table:table-cell office:value-type="float" office:value="274.375">
            <text:p>274.375</text:p>
          </table:table-cell>
          <table:table-cell office:value-type="float" office:value="0.015">
            <text:p>0.015</text:p>
          </table:table-cell>
          <table:table-cell office:value-type="float" office:value="-0.012953720508167">
            <text:p>-0.0129537205</text:p>
          </table:table-cell>
          <table:table-cell office:value-type="float" office:value="0.0154804220266306">
            <text:p>0.015480422</text:p>
          </table:table-cell>
          <table:table-cell office:value-type="float" office:value="1.052941">
            <text:p>1.052941</text:p>
          </table:table-cell>
          <table:table-cell office:value-type="float" office:value="0.954990864016423">
            <text:p>0.954990864</text:p>
          </table:table-cell>
          <table:table-cell office:value-type="float" office:value="1.05465117828681">
            <text:p>1.05465117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848">
            <text:p>7848</text:p>
          </table:table-cell>
          <table:table-cell office:value-type="float" office:value="11968">
            <text:p>11968</text:p>
          </table:table-cell>
          <table:table-cell office:value-type="float" office:value="17399">
            <text:p>17399</text:p>
          </table:table-cell>
          <table:table-cell office:value-type="float" office:value="-34.625">
            <text:p>-34.625</text:p>
          </table:table-cell>
          <table:table-cell office:value-type="float" office:value="-112.25">
            <text:p>-112.25</text:p>
          </table:table-cell>
          <table:table-cell office:value-type="float" office:value="323">
            <text:p>323</text:p>
          </table:table-cell>
          <table:table-cell office:value-type="float" office:value="-0.00441195208970438">
            <text:p>-0.0044119521</text:p>
          </table:table-cell>
          <table:table-cell office:value-type="float" office:value="-0.00937917780748663">
            <text:p>-0.0093791778</text:p>
          </table:table-cell>
          <table:table-cell office:value-type="float" office:value="0.0185642853037531">
            <text:p>0.0185642853</text:p>
          </table:table-cell>
          <table:table-cell office:value-type="float" office:value="0.984596319715669">
            <text:p>0.9845963197</text:p>
          </table:table-cell>
          <table:table-cell office:value-type="float" office:value="0.967345296867432">
            <text:p>0.9673452969</text:p>
          </table:table-cell>
          <table:table-cell office:value-type="float" office:value="1.06565047863326">
            <text:p>1.0656504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644">
            <text:p>644</text:p>
          </table:table-cell>
          <table:table-cell office:value-type="float" office:value="7952">
            <text:p>7952</text:p>
          </table:table-cell>
          <table:table-cell office:value-type="float" office:value="11210">
            <text:p>11210</text:p>
          </table:table-cell>
          <table:table-cell office:value-type="float" office:value="16775">
            <text:p>16775</text:p>
          </table:table-cell>
          <table:table-cell office:value-type="float" office:value="6">
            <text:p>6</text:p>
          </table:table-cell>
          <table:table-cell office:value-type="float" office:value="-11.125">
            <text:p>-11.125</text:p>
          </table:table-cell>
          <table:table-cell office:value-type="float" office:value="425.75">
            <text:p>425.75</text:p>
          </table:table-cell>
          <table:table-cell office:value-type="float" office:value="0.000754527162977867">
            <text:p>0.0007545272</text:p>
          </table:table-cell>
          <table:table-cell office:value-type="float" office:value="-0.000992417484388938">
            <text:p>-0.0009924175</text:p>
          </table:table-cell>
          <table:table-cell office:value-type="float" office:value="0.0253800298062593">
            <text:p>0.0253800298</text:p>
          </table:table-cell>
          <table:table-cell office:value-type="float" office:value="1.00264196092045">
            <text:p>1.0026419609</text:p>
          </table:table-cell>
          <table:table-cell office:value-type="float" office:value="0.996528469193867">
            <text:p>0.9965284692</text:p>
          </table:table-cell>
          <table:table-cell office:value-type="float" office:value="1.09009263031132">
            <text:p>1.0900926303</text:p>
          </table:table-cell>
          <table:table-cell table:number-columns-repeated="2" office:value-type="float" office:value="0">
            <text:p>0</text:p>
          </table:table-cell>
          <table:table-cell office:value-type="float" office:value="27.6558574339232">
            <text:p>27.655857433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7804">
            <text:p>7804</text:p>
          </table:table-cell>
          <table:table-cell office:value-type="float" office:value="11263">
            <text:p>11263</text:p>
          </table:table-cell>
          <table:table-cell office:value-type="float" office:value="16973">
            <text:p>16973</text:p>
          </table:table-cell>
          <table:table-cell office:value-type="float" office:value="66.5">
            <text:p>66.5</text:p>
          </table:table-cell>
          <table:table-cell office:value-type="float" office:value="147.375">
            <text:p>147.375</text:p>
          </table:table-cell>
          <table:table-cell office:value-type="float" office:value="425.625">
            <text:p>425.625</text:p>
          </table:table-cell>
          <table:table-cell office:value-type="float" office:value="0.00852127114300359">
            <text:p>0.0085212711</text:p>
          </table:table-cell>
          <table:table-cell office:value-type="float" office:value="0.0130848796945752">
            <text:p>0.0130848797</text:p>
          </table:table-cell>
          <table:table-cell office:value-type="float" office:value="0.0250765922347257">
            <text:p>0.0250765922</text:p>
          </table:table-cell>
          <table:table-cell office:value-type="float" office:value="1.02996676864182">
            <text:p>1.0299667686</text:p>
          </table:table-cell>
          <table:table-cell office:value-type="float" office:value="1.04613265852119">
            <text:p>1.0461326585</text:p>
          </table:table-cell>
          <table:table-cell office:value-type="float" office:value="1.08900059035863">
            <text:p>1.0890005904</text:p>
          </table:table-cell>
          <table:table-cell table:number-columns-repeated="2" office:value-type="float" office:value="0">
            <text:p>0</text:p>
          </table:table-cell>
          <table:table-cell office:value-type="float" office:value="27.9863461491706">
            <text:p>27.986346149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682">
            <text:p>7682</text:p>
          </table:table-cell>
          <table:table-cell office:value-type="float" office:value="12308">
            <text:p>12308</text:p>
          </table:table-cell>
          <table:table-cell office:value-type="float" office:value="17503">
            <text:p>17503</text:p>
          </table:table-cell>
          <table:table-cell office:value-type="float" office:value="111.625">
            <text:p>111.625</text:p>
          </table:table-cell>
          <table:table-cell office:value-type="float" office:value="30.25">
            <text:p>30.25</text:p>
          </table:table-cell>
          <table:table-cell office:value-type="float" office:value="313.5">
            <text:p>313.5</text:p>
          </table:table-cell>
          <table:table-cell office:value-type="float" office:value="0.0145307211663629">
            <text:p>0.0145307212</text:p>
          </table:table-cell>
          <table:table-cell office:value-type="float" office:value="0.00245775105622359">
            <text:p>0.0024577511</text:p>
          </table:table-cell>
          <table:table-cell office:value-type="float" office:value="0.017911215220248">
            <text:p>0.0179112152</text:p>
          </table:table-cell>
          <table:table-cell office:value-type="float" office:value="1.05127136212319">
            <text:p>1.0512713621</text:p>
          </table:table-cell>
          <table:table-cell office:value-type="float" office:value="1.00861396815568">
            <text:p>1.0086139682</text:p>
          </table:table-cell>
          <table:table-cell office:value-type="float" office:value="1.06331804406697">
            <text:p>1.0633180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606">
            <text:p>7606</text:p>
          </table:table-cell>
          <table:table-cell office:value-type="float" office:value="11995">
            <text:p>11995</text:p>
          </table:table-cell>
          <table:table-cell office:value-type="float" office:value="16938">
            <text:p>16938</text:p>
          </table:table-cell>
          <table:table-cell office:value-type="float" office:value="-2.375">
            <text:p>-2.375</text:p>
          </table:table-cell>
          <table:table-cell office:value-type="float" office:value="201.75">
            <text:p>201.75</text:p>
          </table:table-cell>
          <table:table-cell office:value-type="float" office:value="-146.5">
            <text:p>-146.5</text:p>
          </table:table-cell>
          <table:table-cell office:value-type="float" office:value="-0.000312253484091507">
            <text:p>-0.0003122535</text:p>
          </table:table-cell>
          <table:table-cell office:value-type="float" office:value="0.0168195081283868">
            <text:p>0.0168195081</text:p>
          </table:table-cell>
          <table:table-cell office:value-type="float" office:value="-0.00864919116778841">
            <text:p>-0.0086491912</text:p>
          </table:table-cell>
          <table:table-cell office:value-type="float" office:value="0.998907303910067">
            <text:p>0.9989073039</text:p>
          </table:table-cell>
          <table:table-cell office:value-type="float" office:value="1.05942275432257">
            <text:p>1.0594227543</text:p>
          </table:table-cell>
          <table:table-cell office:value-type="float" office:value="0.96987445558814">
            <text:p>0.96987445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716">
            <text:p>7716</text:p>
          </table:table-cell>
          <table:table-cell office:value-type="float" office:value="11679">
            <text:p>11679</text:p>
          </table:table-cell>
          <table:table-cell office:value-type="float" office:value="18322">
            <text:p>18322</text:p>
          </table:table-cell>
          <table:table-cell office:value-type="float" office:value="19.75">
            <text:p>19.75</text:p>
          </table:table-cell>
          <table:table-cell office:value-type="float" office:value="299.25">
            <text:p>299.25</text:p>
          </table:table-cell>
          <table:table-cell office:value-type="float" office:value="-357.625">
            <text:p>-357.625</text:p>
          </table:table-cell>
          <table:table-cell office:value-type="float" office:value="0.00255961638154484">
            <text:p>0.0025596164</text:p>
          </table:table-cell>
          <table:table-cell office:value-type="float" office:value="0.0256229129206268">
            <text:p>0.0256229129</text:p>
          </table:table-cell>
          <table:table-cell office:value-type="float" office:value="-0.0195188844012662">
            <text:p>-0.0195188844</text:p>
          </table:table-cell>
          <table:table-cell office:value-type="float" office:value="1.00897149854201">
            <text:p>1.0089714985</text:p>
          </table:table-cell>
          <table:table-cell office:value-type="float" office:value="1.09096700120861">
            <text:p>1.0909670012</text:p>
          </table:table-cell>
          <table:table-cell office:value-type="float" office:value="0.932430638818177">
            <text:p>0.9324306388</text:p>
          </table:table-cell>
          <table:table-cell office:value-type="float" office:value="0">
            <text:p>0</text:p>
          </table:table-cell>
          <table:table-cell office:value-type="float" office:value="27.3969615746254">
            <text:p>27.3969615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781">
            <text:p>11781</text:p>
          </table:table-cell>
          <table:table-cell office:value-type="float" office:value="19864">
            <text:p>19864</text:p>
          </table:table-cell>
          <table:table-cell office:value-type="float" office:value="146">
            <text:p>146</text:p>
          </table:table-cell>
          <table:table-cell office:value-type="float" office:value="311.125">
            <text:p>311.125</text:p>
          </table:table-cell>
          <table:table-cell office:value-type="float" office:value="-493.625">
            <text:p>-493.625</text:p>
          </table:table-cell>
          <table:table-cell office:value-type="float" office:value="0.017282196969697">
            <text:p>0.017282197</text:p>
          </table:table-cell>
          <table:table-cell office:value-type="float" office:value="0.026409048467872">
            <text:p>0.0264090485</text:p>
          </table:table-cell>
          <table:table-cell office:value-type="float" office:value="-0.024850231574708">
            <text:p>-0.0248502316</text:p>
          </table:table-cell>
          <table:table-cell office:value-type="float" office:value="1.06107309108485">
            <text:p>1.0610730911</text:p>
          </table:table-cell>
          <table:table-cell office:value-type="float" office:value="1.09379864780587">
            <text:p>1.0937986478</text:p>
          </table:table-cell>
          <table:table-cell office:value-type="float" office:value="0.914234556146783">
            <text:p>0.9142345561</text:p>
          </table:table-cell>
          <table:table-cell office:value-type="float" office:value="0">
            <text:p>0</text:p>
          </table:table-cell>
          <table:table-cell office:value-type="float" office:value="26.5916470934825">
            <text:p>26.5916470935</text:p>
          </table:table-cell>
          <table:table-cell office:value-type="float" office:value="-27.5449596538377">
            <text:p>-27.544959653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110">
            <text:p>9110</text:p>
          </table:table-cell>
          <table:table-cell office:value-type="float" office:value="12320">
            <text:p>12320</text:p>
          </table:table-cell>
          <table:table-cell office:value-type="float" office:value="18945">
            <text:p>18945</text:p>
          </table:table-cell>
          <table:table-cell office:value-type="float" office:value="21.5">
            <text:p>21.5</text:p>
          </table:table-cell>
          <table:table-cell office:value-type="float" office:value="207.25">
            <text:p>207.25</text:p>
          </table:table-cell>
          <table:table-cell office:value-type="float" office:value="-562.875">
            <text:p>-562.875</text:p>
          </table:table-cell>
          <table:table-cell office:value-type="float" office:value="0.00236004390779363">
            <text:p>0.0023600439</text:p>
          </table:table-cell>
          <table:table-cell office:value-type="float" office:value="0.0168222402597403">
            <text:p>0.0168222403</text:p>
          </table:table-cell>
          <table:table-cell office:value-type="float" office:value="-0.0297110055423595">
            <text:p>-0.0297110055</text:p>
          </table:table-cell>
          <table:table-cell office:value-type="float" office:value="1.00827107049948">
            <text:p>1.0082710705</text:p>
          </table:table-cell>
          <table:table-cell office:value-type="float" office:value="1.05943249693311">
            <text:p>1.0594324969</text:p>
          </table:table-cell>
          <table:table-cell office:value-type="float" office:value="0.897741658548405">
            <text:p>0.897741658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9813281953025">
            <text:p>-22.981328195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table:number-columns-repeated="2" office:value-type="float" office:value="811">
            <text:p>811</text:p>
          </table:table-cell>
          <table:table-cell office:value-type="float" office:value="9044">
            <text:p>9044</text:p>
          </table:table-cell>
          <table:table-cell office:value-type="float" office:value="11851">
            <text:p>11851</text:p>
          </table:table-cell>
          <table:table-cell office:value-type="float" office:value="16710">
            <text:p>16710</text:p>
          </table:table-cell>
          <table:table-cell office:value-type="float" office:value="-439.25">
            <text:p>-439.25</text:p>
          </table:table-cell>
          <table:table-cell office:value-type="float" office:value="-401.125">
            <text:p>-401.125</text:p>
          </table:table-cell>
          <table:table-cell office:value-type="float" office:value="278.625">
            <text:p>278.625</text:p>
          </table:table-cell>
          <table:table-cell office:value-type="float" office:value="-0.0485681114551084">
            <text:p>-0.0485681115</text:p>
          </table:table-cell>
          <table:table-cell office:value-type="float" office:value="-0.0338473546536157">
            <text:p>-0.0338473547</text:p>
          </table:table-cell>
          <table:table-cell office:value-type="float" office:value="0.0166741472172352">
            <text:p>0.0166741472</text:p>
          </table:table-cell>
          <table:table-cell office:value-type="float" office:value="0.83463497834974">
            <text:p>0.8346349783</text:p>
          </table:table-cell>
          <table:table-cell office:value-type="float" office:value="0.883779719809758">
            <text:p>0.8837797198</text:p>
          </table:table-cell>
          <table:table-cell office:value-type="float" office:value="1.05890444854375">
            <text:p>1.0589044485</text:p>
          </table:table-cell>
          <table:table-cell office:value-type="float" office:value="-13.9222026172461">
            <text:p>-13.9222026172</text:p>
          </table:table-cell>
          <table:table-cell office:value-type="float" office:value="-20.130059463331">
            <text:p>-20.1300594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7711">
            <text:p>7711</text:p>
          </table:table-cell>
          <table:table-cell office:value-type="float" office:value="11360">
            <text:p>11360</text:p>
          </table:table-cell>
          <table:table-cell office:value-type="float" office:value="17855">
            <text:p>17855</text:p>
          </table:table-cell>
          <table:table-cell office:value-type="float" office:value="-552.75">
            <text:p>-552.75</text:p>
          </table:table-cell>
          <table:table-cell office:value-type="float" office:value="309">
            <text:p>309</text:p>
          </table:table-cell>
          <table:table-cell office:value-type="float" office:value="-376.375">
            <text:p>-376.375</text:p>
          </table:table-cell>
          <table:table-cell office:value-type="float" office:value="-0.0716833095577746">
            <text:p>-0.0716833096</text:p>
          </table:table-cell>
          <table:table-cell office:value-type="float" office:value="0.0272007042253521">
            <text:p>0.0272007042</text:p>
          </table:table-cell>
          <table:table-cell office:value-type="float" office:value="-0.0210795295435452">
            <text:p>-0.0210795295</text:p>
          </table:table-cell>
          <table:table-cell office:value-type="float" office:value="0.759179870411334">
            <text:p>0.7591798704</text:p>
          </table:table-cell>
          <table:table-cell office:value-type="float" office:value="1.09665262627703">
            <text:p>1.0966526263</text:p>
          </table:table-cell>
          <table:table-cell office:value-type="float" office:value="0.927092565866515">
            <text:p>0.9270925659</text:p>
          </table:table-cell>
          <table:table-cell office:value-type="float" office:value="-9.31870590671958">
            <text:p>-9.3187059067</text:p>
          </table:table-cell>
          <table:table-cell office:value-type="float" office:value="25.8277158866731">
            <text:p>25.8277158867</text:p>
          </table:table-cell>
          <table:table-cell office:value-type="float" office:value="-32.5346744697884">
            <text:p>-32.534674469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6402">
            <text:p>6402</text:p>
          </table:table-cell>
          <table:table-cell office:value-type="float" office:value="11232">
            <text:p>11232</text:p>
          </table:table-cell>
          <table:table-cell office:value-type="float" office:value="19187">
            <text:p>19187</text:p>
          </table:table-cell>
          <table:table-cell office:value-type="float" office:value="-559.75">
            <text:p>-559.75</text:p>
          </table:table-cell>
          <table:table-cell office:value-type="float" office:value="-938">
            <text:p>-938</text:p>
          </table:table-cell>
          <table:table-cell office:value-type="float" office:value="-454.875">
            <text:p>-454.875</text:p>
          </table:table-cell>
          <table:table-cell office:value-type="float" office:value="-0.0874336144954702">
            <text:p>-0.0874336145</text:p>
          </table:table-cell>
          <table:table-cell office:value-type="float" office:value="-0.083511396011396">
            <text:p>-0.083511396</text:p>
          </table:table-cell>
          <table:table-cell office:value-type="float" office:value="-0.0237074581748059">
            <text:p>-0.0237074582</text:p>
          </table:table-cell>
          <table:table-cell office:value-type="float" office:value="0.70896583767559">
            <text:p>0.7089658377</text:p>
          </table:table-cell>
          <table:table-cell office:value-type="float" office:value="0.721379454357107">
            <text:p>0.7213794544</text:p>
          </table:table-cell>
          <table:table-cell office:value-type="float" office:value="0.918125501791475">
            <text:p>0.9181255018</text:p>
          </table:table-cell>
          <table:table-cell office:value-type="float" office:value="-7.57583896006763">
            <text:p>-7.5758389601</text:p>
          </table:table-cell>
          <table:table-cell office:value-type="float" office:value="-7.94842091003527">
            <text:p>-7.94842091</text:p>
          </table:table-cell>
          <table:table-cell office:value-type="float" office:value="-28.8895562314821">
            <text:p>-28.889556231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6446">
            <text:p>6446</text:p>
          </table:table-cell>
          <table:table-cell office:value-type="float" office:value="11244">
            <text:p>11244</text:p>
          </table:table-cell>
          <table:table-cell office:value-type="float" office:value="18129">
            <text:p>18129</text:p>
          </table:table-cell>
          <table:table-cell office:value-type="float" office:value="-425.25">
            <text:p>-425.25</text:p>
          </table:table-cell>
          <table:table-cell office:value-type="float" office:value="49.25">
            <text:p>49.25</text:p>
          </table:table-cell>
          <table:table-cell office:value-type="float" office:value="-409.75">
            <text:p>-409.75</text:p>
          </table:table-cell>
          <table:table-cell office:value-type="float" office:value="-0.0659711448960596">
            <text:p>-0.0659711449</text:p>
          </table:table-cell>
          <table:table-cell office:value-type="float" office:value="0.00438011383849164">
            <text:p>0.0043801138</text:p>
          </table:table-cell>
          <table:table-cell office:value-type="float" office:value="-0.0226019085443213">
            <text:p>-0.0226019085</text:p>
          </table:table-cell>
          <table:table-cell office:value-type="float" office:value="0.777631289103229">
            <text:p>0.7776312891</text:p>
          </table:table-cell>
          <table:table-cell office:value-type="float" office:value="1.01536800181331">
            <text:p>1.0153680018</text:p>
          </table:table-cell>
          <table:table-cell office:value-type="float" office:value="0.921894578783774">
            <text:p>0.9218945788</text:p>
          </table:table-cell>
          <table:table-cell office:value-type="float" office:value="-10.1563081361639">
            <text:p>-10.1563081362</text:p>
          </table:table-cell>
          <table:table-cell office:value-type="float" office:value="0">
            <text:p>0</text:p>
          </table:table-cell>
          <table:table-cell office:value-type="float" office:value="-30.31974528484">
            <text:p>-30.319745284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5612">
            <text:p>5612</text:p>
          </table:table-cell>
          <table:table-cell office:value-type="float" office:value="10696">
            <text:p>10696</text:p>
          </table:table-cell>
          <table:table-cell office:value-type="float" office:value="15982">
            <text:p>15982</text:p>
          </table:table-cell>
          <table:table-cell office:value-type="float" office:value="-326.25">
            <text:p>-326.25</text:p>
          </table:table-cell>
          <table:table-cell office:value-type="float" office:value="-531.125">
            <text:p>-531.125</text:p>
          </table:table-cell>
          <table:table-cell office:value-type="float" office:value="-202.875">
            <text:p>-202.875</text:p>
          </table:table-cell>
          <table:table-cell office:value-type="float" office:value="-0.0581343549536707">
            <text:p>-0.058134355</text:p>
          </table:table-cell>
          <table:table-cell office:value-type="float" office:value="-0.0496564136125654">
            <text:p>-0.0496564136</text:p>
          </table:table-cell>
          <table:table-cell office:value-type="float" office:value="-0.012693968214241">
            <text:p>-0.0126939682</text:p>
          </table:table-cell>
          <table:table-cell office:value-type="float" office:value="0.803153779984876">
            <text:p>0.80315378</text:p>
          </table:table-cell>
          <table:table-cell office:value-type="float" office:value="0.831035440805231">
            <text:p>0.8310354408</text:p>
          </table:table-cell>
          <table:table-cell office:value-type="float" office:value="0.955886939435044">
            <text:p>0.9558869394</text:p>
          </table:table-cell>
          <table:table-cell office:value-type="float" office:value="-11.5731608820362">
            <text:p>-11.573160882</text:p>
          </table:table-cell>
          <table:table-cell office:value-type="float" office:value="-13.6093497391997">
            <text:p>-13.6093497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5175">
            <text:p>5175</text:p>
          </table:table-cell>
          <table:table-cell office:value-type="float" office:value="10050">
            <text:p>10050</text:p>
          </table:table-cell>
          <table:table-cell office:value-type="float" office:value="17308">
            <text:p>17308</text:p>
          </table:table-cell>
          <table:table-cell office:value-type="float" office:value="-152">
            <text:p>-152</text:p>
          </table:table-cell>
          <table:table-cell office:value-type="float" office:value="-422.5">
            <text:p>-422.5</text:p>
          </table:table-cell>
          <table:table-cell office:value-type="float" office:value="-343">
            <text:p>-343</text:p>
          </table:table-cell>
          <table:table-cell office:value-type="float" office:value="-0.0293719806763285">
            <text:p>-0.0293719807</text:p>
          </table:table-cell>
          <table:table-cell office:value-type="float" office:value="-0.0420398009950249">
            <text:p>-0.042039801</text:p>
          </table:table-cell>
          <table:table-cell office:value-type="float" office:value="-0.0198174254679917">
            <text:p>-0.0198174255</text:p>
          </table:table-cell>
          <table:table-cell office:value-type="float" office:value="0.898888985600597">
            <text:p>0.8988889856</text:p>
          </table:table-cell>
          <table:table-cell office:value-type="float" office:value="0.856324692458107">
            <text:p>0.8563246925</text:p>
          </table:table-cell>
          <table:table-cell office:value-type="float" office:value="0.931408762352301">
            <text:p>0.9314087624</text:p>
          </table:table-cell>
          <table:table-cell office:value-type="float" office:value="-23.2506298188354">
            <text:p>-23.2506298188</text:p>
          </table:table-cell>
          <table:table-cell office:value-type="float" office:value="-16.1388253312958">
            <text:p>-16.13882533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6141">
            <text:p>6141</text:p>
          </table:table-cell>
          <table:table-cell office:value-type="float" office:value="10476">
            <text:p>10476</text:p>
          </table:table-cell>
          <table:table-cell office:value-type="float" office:value="18674">
            <text:p>18674</text:p>
          </table:table-cell>
          <table:table-cell office:value-type="float" office:value="-34.5">
            <text:p>-34.5</text:p>
          </table:table-cell>
          <table:table-cell office:value-type="float" office:value="252">
            <text:p>252</text:p>
          </table:table-cell>
          <table:table-cell office:value-type="float" office:value="-557.75">
            <text:p>-557.75</text:p>
          </table:table-cell>
          <table:table-cell office:value-type="float" office:value="-0.00561797752808989">
            <text:p>-0.0056179775</text:p>
          </table:table-cell>
          <table:table-cell office:value-type="float" office:value="0.0240549828178694">
            <text:p>0.0240549828</text:p>
          </table:table-cell>
          <table:table-cell office:value-type="float" office:value="-0.0298677305344329">
            <text:p>-0.0298677305</text:p>
          </table:table-cell>
          <table:table-cell office:value-type="float" office:value="0.980398939527837">
            <text:p>0.9803989395</text:p>
          </table:table-cell>
          <table:table-cell office:value-type="float" office:value="1.08532657857134">
            <text:p>1.0853265786</text:p>
          </table:table-cell>
          <table:table-cell office:value-type="float" office:value="0.897211422530949">
            <text:p>0.8972114225</text:p>
          </table:table-cell>
          <table:table-cell office:value-type="float" office:value="0">
            <text:p>0</text:p>
          </table:table-cell>
          <table:table-cell office:value-type="float" office:value="29.1603190876352">
            <text:p>29.1603190876</text:p>
          </table:table-cell>
          <table:table-cell office:value-type="float" office:value="-22.8589011855336">
            <text:p>-22.858901185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6446">
            <text:p>6446</text:p>
          </table:table-cell>
          <table:table-cell office:value-type="float" office:value="10384">
            <text:p>10384</text:p>
          </table:table-cell>
          <table:table-cell office:value-type="float" office:value="17769">
            <text:p>17769</text:p>
          </table:table-cell>
          <table:table-cell office:value-type="float" office:value="-425.25">
            <text:p>-425.25</text:p>
          </table:table-cell>
          <table:table-cell office:value-type="float" office:value="-236.75">
            <text:p>-236.75</text:p>
          </table:table-cell>
          <table:table-cell office:value-type="float" office:value="-606.25">
            <text:p>-606.25</text:p>
          </table:table-cell>
          <table:table-cell office:value-type="float" office:value="-0.0659711448960596">
            <text:p>-0.0659711449</text:p>
          </table:table-cell>
          <table:table-cell office:value-type="float" office:value="-0.022799499229584">
            <text:p>-0.0227994992</text:p>
          </table:table-cell>
          <table:table-cell office:value-type="float" office:value="-0.0341184084641792">
            <text:p>-0.0341184085</text:p>
          </table:table-cell>
          <table:table-cell office:value-type="float" office:value="0.777631289103229">
            <text:p>0.7776312891</text:p>
          </table:table-cell>
          <table:table-cell office:value-type="float" office:value="0.921220594340091">
            <text:p>0.9212205943</text:p>
          </table:table-cell>
          <table:table-cell office:value-type="float" office:value="0.882867139335785">
            <text:p>0.8828671393</text:p>
          </table:table-cell>
          <table:table-cell office:value-type="float" office:value="-10.1563081361639">
            <text:p>-10.1563081362</text:p>
          </table:table-cell>
          <table:table-cell office:value-type="float" office:value="-30.0539540902982">
            <text:p>-30.0539540903</text:p>
          </table:table-cell>
          <table:table-cell office:value-type="float" office:value="-19.9673507758812">
            <text:p>-19.967350775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5940">
            <text:p>5940</text:p>
          </table:table-cell>
          <table:table-cell office:value-type="float" office:value="9548">
            <text:p>9548</text:p>
          </table:table-cell>
          <table:table-cell office:value-type="float" office:value="15237">
            <text:p>15237</text:p>
          </table:table-cell>
          <table:table-cell office:value-type="float" office:value="-283.5">
            <text:p>-283.5</text:p>
          </table:table-cell>
          <table:table-cell office:value-type="float" office:value="-367.25">
            <text:p>-367.25</text:p>
          </table:table-cell>
          <table:table-cell office:value-type="float" office:value="-639.125">
            <text:p>-639.125</text:p>
          </table:table-cell>
          <table:table-cell office:value-type="float" office:value="-0.0477272727272727">
            <text:p>-0.0477272727</text:p>
          </table:table-cell>
          <table:table-cell office:value-type="float" office:value="-0.0384635525764558">
            <text:p>-0.0384635526</text:p>
          </table:table-cell>
          <table:table-cell office:value-type="float" office:value="-0.0419455929644943">
            <text:p>-0.041945593</text:p>
          </table:table-cell>
          <table:table-cell office:value-type="float" office:value="0.837419214876033">
            <text:p>0.8374192149</text:p>
          </table:table-cell>
          <table:table-cell office:value-type="float" office:value="0.868277277940936">
            <text:p>0.8682772779</text:p>
          </table:table-cell>
          <table:table-cell office:value-type="float" office:value="0.85663891285179">
            <text:p>0.8566389129</text:p>
          </table:table-cell>
          <table:table-cell office:value-type="float" office:value="-14.1736855108087">
            <text:p>-14.1736855108</text:p>
          </table:table-cell>
          <table:table-cell office:value-type="float" office:value="-17.6720438647846">
            <text:p>-17.6720438648</text:p>
          </table:table-cell>
          <table:table-cell office:value-type="float" office:value="-16.1758620924836">
            <text:p>-16.175862092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5720">
            <text:p>5720</text:p>
          </table:table-cell>
          <table:table-cell office:value-type="float" office:value="9225">
            <text:p>9225</text:p>
          </table:table-cell>
          <table:table-cell office:value-type="float" office:value="14550">
            <text:p>14550</text:p>
          </table:table-cell>
          <table:table-cell office:value-type="float" office:value="-119.625">
            <text:p>-119.625</text:p>
          </table:table-cell>
          <table:table-cell office:value-type="float" office:value="-91.625">
            <text:p>-91.625</text:p>
          </table:table-cell>
          <table:table-cell office:value-type="float" office:value="143.375">
            <text:p>143.375</text:p>
          </table:table-cell>
          <table:table-cell office:value-type="float" office:value="-0.0209134615384615">
            <text:p>-0.0209134615</text:p>
          </table:table-cell>
          <table:table-cell office:value-type="float" office:value="-0.00993224932249323">
            <text:p>-0.0099322493</text:p>
          </table:table-cell>
          <table:table-cell office:value-type="float" office:value="0.00985395189003436">
            <text:p>0.0098539519</text:p>
          </table:table-cell>
          <table:table-cell office:value-type="float" office:value="0.927660135447485">
            <text:p>0.9276601354</text:p>
          </table:table-cell>
          <table:table-cell office:value-type="float" office:value="0.965430480541418">
            <text:p>0.9654304805</text:p>
          </table:table-cell>
          <table:table-cell office:value-type="float" office:value="1.03467914833611">
            <text:p>1.0346791483</text:p>
          </table:table-cell>
          <table:table-cell office:value-type="float" office:value="-32.7957949224765">
            <text:p>-32.7957949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5814">
            <text:p>5814</text:p>
          </table:table-cell>
          <table:table-cell office:value-type="float" office:value="8711">
            <text:p>8711</text:p>
          </table:table-cell>
          <table:table-cell office:value-type="float" office:value="14650">
            <text:p>14650</text:p>
          </table:table-cell>
          <table:table-cell office:value-type="float" office:value="-545.25">
            <text:p>-545.25</text:p>
          </table:table-cell>
          <table:table-cell office:value-type="float" office:value="-493.375">
            <text:p>-493.375</text:p>
          </table:table-cell>
          <table:table-cell office:value-type="float" office:value="293.75">
            <text:p>293.75</text:p>
          </table:table-cell>
          <table:table-cell office:value-type="float" office:value="-0.0937822497420021">
            <text:p>-0.0937822497</text:p>
          </table:table-cell>
          <table:table-cell office:value-type="float" office:value="-0.0566381586499828">
            <text:p>-0.0566381586</text:p>
          </table:table-cell>
          <table:table-cell office:value-type="float" office:value="0.0200511945392491">
            <text:p>0.0200511945</text:p>
          </table:table-cell>
          <table:table-cell office:value-type="float" office:value="0.689000542221668">
            <text:p>0.6890005422</text:p>
          </table:table-cell>
          <table:table-cell office:value-type="float" office:value="0.808053891514971">
            <text:p>0.8080538915</text:p>
          </table:table-cell>
          <table:table-cell office:value-type="float" office:value="1.07096719967618">
            <text:p>1.0709671997</text:p>
          </table:table-cell>
          <table:table-cell office:value-type="float" office:value="-7.0387665845939">
            <text:p>-7.0387665846</text:p>
          </table:table-cell>
          <table:table-cell office:value-type="float" office:value="-11.8882246286334">
            <text:p>-11.8882246286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5168">
            <text:p>5168</text:p>
          </table:table-cell>
          <table:table-cell office:value-type="float" office:value="8694">
            <text:p>8694</text:p>
          </table:table-cell>
          <table:table-cell office:value-type="float" office:value="15072">
            <text:p>15072</text:p>
          </table:table-cell>
          <table:table-cell office:value-type="float" office:value="-496.875">
            <text:p>-496.875</text:p>
          </table:table-cell>
          <table:table-cell office:value-type="float" office:value="-52.5">
            <text:p>-52.5</text:p>
          </table:table-cell>
          <table:table-cell office:value-type="float" office:value="-126">
            <text:p>-126</text:p>
          </table:table-cell>
          <table:table-cell office:value-type="float" office:value="-0.0961445433436533">
            <text:p>-0.0961445433</text:p>
          </table:table-cell>
          <table:table-cell office:value-type="float" office:value="-0.00603864734299517">
            <text:p>-0.0060386473</text:p>
          </table:table-cell>
          <table:table-cell office:value-type="float" office:value="-0.00835987261146497">
            <text:p>-0.0083598726</text:p>
          </table:table-cell>
          <table:table-cell office:value-type="float" office:value="0.681611893798142">
            <text:p>0.6816118938</text:p>
          </table:table-cell>
          <table:table-cell office:value-type="float" office:value="0.978936206212514">
            <text:p>0.9789362062</text:p>
          </table:table-cell>
          <table:table-cell office:value-type="float" office:value="0.970877425301229">
            <text:p>0.9708774253</text:p>
          </table:table-cell>
          <table:table-cell office:value-type="float" office:value="-6.85701664211983">
            <text:p>-6.8570166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4864">
            <text:p>4864</text:p>
          </table:table-cell>
          <table:table-cell office:value-type="float" office:value="8460">
            <text:p>8460</text:p>
          </table:table-cell>
          <table:table-cell office:value-type="float" office:value="14784">
            <text:p>14784</text:p>
          </table:table-cell>
          <table:table-cell office:value-type="float" office:value="-318.375">
            <text:p>-318.375</text:p>
          </table:table-cell>
          <table:table-cell office:value-type="float" office:value="-45">
            <text:p>-45</text:p>
          </table:table-cell>
          <table:table-cell office:value-type="float" office:value="-84">
            <text:p>-84</text:p>
          </table:table-cell>
          <table:table-cell office:value-type="float" office:value="-0.0654553865131579">
            <text:p>-0.0654553865</text:p>
          </table:table-cell>
          <table:table-cell office:value-type="float" office:value="-0.00531914893617021">
            <text:p>-0.0053191489</text:p>
          </table:table-cell>
          <table:table-cell office:value-type="float" office:value="-0.00568181818181818">
            <text:p>-0.0056818182</text:p>
          </table:table-cell>
          <table:table-cell office:value-type="float" office:value="0.779303586146178">
            <text:p>0.7793035861</text:p>
          </table:table-cell>
          <table:table-cell office:value-type="float" office:value="0.981438433680398">
            <text:p>0.9814384337</text:p>
          </table:table-cell>
          <table:table-cell office:value-type="float" office:value="0.980176911157025">
            <text:p>0.9801769112</text:p>
          </table:table-cell>
          <table:table-cell office:value-type="float" office:value="-10.2391289596879">
            <text:p>-10.2391289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5472">
            <text:p>5472</text:p>
          </table:table-cell>
          <table:table-cell office:value-type="float" office:value="8610">
            <text:p>8610</text:p>
          </table:table-cell>
          <table:table-cell office:value-type="float" office:value="14736">
            <text:p>14736</text:p>
          </table:table-cell>
          <table:table-cell office:value-type="float" office:value="-124.25">
            <text:p>-124.25</text:p>
          </table:table-cell>
          <table:table-cell office:value-type="float" office:value="52.5">
            <text:p>52.5</text:p>
          </table:table-cell>
          <table:table-cell office:value-type="float" office:value="168">
            <text:p>168</text:p>
          </table:table-cell>
          <table:table-cell office:value-type="float" office:value="-0.0227065058479532">
            <text:p>-0.0227065058</text:p>
          </table:table-cell>
          <table:table-cell office:value-type="float" office:value="0.00609756097560976">
            <text:p>0.006097561</text:p>
          </table:table-cell>
          <table:table-cell office:value-type="float" office:value="0.011400651465798">
            <text:p>0.0114006515</text:p>
          </table:table-cell>
          <table:table-cell office:value-type="float" office:value="0.921537776931497">
            <text:p>0.9215377769</text:p>
          </table:table-cell>
          <table:table-cell office:value-type="float" office:value="1.02141433670434">
            <text:p>1.0214143367</text:p>
          </table:table-cell>
          <table:table-cell office:value-type="float" office:value="1.04015703084383">
            <text:p>1.0401570308</text:p>
          </table:table-cell>
          <table:table-cell office:value-type="float" office:value="-30.1784689135052">
            <text:p>-30.1784689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5928">
            <text:p>5928</text:p>
          </table:table-cell>
          <table:table-cell office:value-type="float" office:value="9051">
            <text:p>9051</text:p>
          </table:table-cell>
          <table:table-cell office:value-type="float" office:value="15700">
            <text:p>15700</text:p>
          </table:table-cell>
          <table:table-cell office:value-type="float" office:value="-30.875">
            <text:p>-30.875</text:p>
          </table:table-cell>
          <table:table-cell office:value-type="float" office:value="-15.75">
            <text:p>-15.75</text:p>
          </table:table-cell>
          <table:table-cell office:value-type="float" office:value="-131.25">
            <text:p>-131.25</text:p>
          </table:table-cell>
          <table:table-cell office:value-type="float" office:value="-0.00520833333333333">
            <text:p>-0.0052083333</text:p>
          </table:table-cell>
          <table:table-cell office:value-type="float" office:value="-0.00174013921113689">
            <text:p>-0.0017401392</text:p>
          </table:table-cell>
          <table:table-cell office:value-type="float" office:value="-0.00835987261146497">
            <text:p>-0.0083598726</text:p>
          </table:table-cell>
          <table:table-cell office:value-type="float" office:value="0.981824001736111">
            <text:p>0.9818240017</text:p>
          </table:table-cell>
          <table:table-cell office:value-type="float" office:value="0.99391544780659">
            <text:p>0.9939154478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5776">
            <text:p>5776</text:p>
          </table:table-cell>
          <table:table-cell office:value-type="float" office:value="8730">
            <text:p>8730</text:p>
          </table:table-cell>
          <table:table-cell office:value-type="float" office:value="15400">
            <text:p>15400</text:p>
          </table:table-cell>
          <table:table-cell office:value-type="float" office:value="7.125">
            <text:p>7.125</text:p>
          </table:table-cell>
          <table:table-cell office:value-type="float" office:value="-3.75">
            <text:p>-3.75</text:p>
          </table:table-cell>
          <table:table-cell office:value-type="float" office:value="-87.5">
            <text:p>-87.5</text:p>
          </table:table-cell>
          <table:table-cell office:value-type="float" office:value="0.00123355263157895">
            <text:p>0.0012335526</text:p>
          </table:table-cell>
          <table:table-cell office:value-type="float" office:value="-0.000429553264604811">
            <text:p>-0.0004295533</text:p>
          </table:table-cell>
          <table:table-cell office:value-type="float" office:value="-0.00568181818181818">
            <text:p>-0.0056818182</text:p>
          </table:table-cell>
          <table:table-cell office:value-type="float" office:value="1.00432041664863">
            <text:p>1.0043204166</text:p>
          </table:table-cell>
          <table:table-cell office:value-type="float" office:value="0.998496925225257">
            <text:p>0.9984969252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5632">
            <text:p>5632</text:p>
          </table:table-cell>
          <table:table-cell office:value-type="float" office:value="8883">
            <text:p>8883</text:p>
          </table:table-cell>
          <table:table-cell office:value-type="float" office:value="15350">
            <text:p>15350</text:p>
          </table:table-cell>
          <table:table-cell office:value-type="float" office:value="35.75">
            <text:p>35.75</text:p>
          </table:table-cell>
          <table:table-cell office:value-type="float" office:value="70.875">
            <text:p>70.875</text:p>
          </table:table-cell>
          <table:table-cell office:value-type="float" office:value="175">
            <text:p>175</text:p>
          </table:table-cell>
          <table:table-cell office:value-type="float" office:value="0.00634765625">
            <text:p>0.0063476563</text:p>
          </table:table-cell>
          <table:table-cell office:value-type="float" office:value="0.00797872340425532">
            <text:p>0.0079787234</text:p>
          </table:table-cell>
          <table:table-cell office:value-type="float" office:value="0.011400651465798">
            <text:p>0.0114006515</text:p>
          </table:table-cell>
          <table:table-cell office:value-type="float" office:value="1.02229577064514">
            <text:p>1.0222957706</text:p>
          </table:table-cell>
          <table:table-cell office:value-type="float" office:value="1.02805030556813">
            <text:p>1.0280503056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6289">
            <text:p>6289</text:p>
          </table:table-cell>
          <table:table-cell office:value-type="float" office:value="9000">
            <text:p>9000</text:p>
          </table:table-cell>
          <table:table-cell office:value-type="float" office:value="15300">
            <text:p>15300</text:p>
          </table:table-cell>
          <table:table-cell office:value-type="float" office:value="-21.375">
            <text:p>-21.375</text:p>
          </table:table-cell>
          <table:table-cell office:value-type="float" office:value="67.5">
            <text:p>67.5</text:p>
          </table:table-cell>
          <table:table-cell office:value-type="float" office:value="193.75">
            <text:p>193.75</text:p>
          </table:table-cell>
          <table:table-cell office:value-type="float" office:value="-0.0033987915407855">
            <text:p>-0.0033987915</text:p>
          </table:table-cell>
          <table:table-cell office:value-type="float" office:value="0.0075">
            <text:p>0.0075</text:p>
          </table:table-cell>
          <table:table-cell office:value-type="float" office:value="0.0126633986928105">
            <text:p>0.0126633987</text:p>
          </table:table-cell>
          <table:table-cell office:value-type="float" office:value="0.988126871103769">
            <text:p>0.9881268711</text:p>
          </table:table-cell>
          <table:table-cell office:value-type="float" office:value="1.02636025">
            <text:p>1.02636025</text:p>
          </table:table-cell>
          <table:table-cell office:value-type="float" office:value="1.04463620429108">
            <text:p>1.04463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5567">
            <text:p>5567</text:p>
          </table:table-cell>
          <table:table-cell office:value-type="float" office:value="8764">
            <text:p>8764</text:p>
          </table:table-cell>
          <table:table-cell office:value-type="float" office:value="14976">
            <text:p>14976</text:p>
          </table:table-cell>
          <table:table-cell office:value-type="float" office:value="-104.625">
            <text:p>-104.625</text:p>
          </table:table-cell>
          <table:table-cell office:value-type="float" office:value="1.75">
            <text:p>1.75</text:p>
          </table:table-cell>
          <table:table-cell office:value-type="float" office:value="-78">
            <text:p>-78</text:p>
          </table:table-cell>
          <table:table-cell office:value-type="float" office:value="-0.0187937848033052">
            <text:p>-0.0187937848</text:p>
          </table:table-cell>
          <table:table-cell office:value-type="float" office:value="0.000199680511182109">
            <text:p>0.0001996805</text:p>
          </table:table-cell>
          <table:table-cell office:value-type="float" office:value="-0.00520833333333333">
            <text:p>-0.0052083333</text:p>
          </table:table-cell>
          <table:table-cell office:value-type="float" office:value="0.934914037629008">
            <text:p>0.9349140376</text:p>
          </table:table-cell>
          <table:table-cell office:value-type="float" office:value="1.00069895993886">
            <text:p>1.0006989599</text:p>
          </table:table-cell>
          <table:table-cell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60">
            <text:p>260</text:p>
          </table:table-cell>
          <table:table-cell office:value-type="float" office:value="5225">
            <text:p>5225</text:p>
          </table:table-cell>
          <table:table-cell office:value-type="float" office:value="8525">
            <text:p>8525</text:p>
          </table:table-cell>
          <table:table-cell office:value-type="float" office:value="14592">
            <text:p>1459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0.00516746411483254">
            <text:p>0.0051674641</text:p>
          </table:table-cell>
          <table:table-cell office:value-type="float" office:value="0.00516129032258065">
            <text:p>0.0051612903</text:p>
          </table:table-cell>
          <table:table-cell office:value-type="float" office:value="0.00123355263157895">
            <text:p>0.0012335526</text:p>
          </table:table-cell>
          <table:table-cell office:value-type="float" office:value="1.01813846166525">
            <text:p>1.0181384617</text:p>
          </table:table-cell>
          <table:table-cell office:value-type="float" office:value="1.01811672840791">
            <text:p>1.0181167284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81">
            <text:p>281</text:p>
          </table:table-cell>
          <table:table-cell office:value-type="float" office:value="5529">
            <text:p>5529</text:p>
          </table:table-cell>
          <table:table-cell office:value-type="float" office:value="8988">
            <text:p>8988</text:p>
          </table:table-cell>
          <table:table-cell office:value-type="float" office:value="15408">
            <text:p>15408</text:p>
          </table:table-cell>
          <table:table-cell office:value-type="float" office:value="76.625">
            <text:p>76.625</text:p>
          </table:table-cell>
          <table:table-cell office:value-type="float" office:value="122.5">
            <text:p>122.5</text:p>
          </table:table-cell>
          <table:table-cell office:value-type="float" office:value="210">
            <text:p>210</text:p>
          </table:table-cell>
          <table:table-cell office:value-type="float" office:value="0.0138587448001447">
            <text:p>0.0138587448</text:p>
          </table:table-cell>
          <table:table-cell table:number-columns-repeated="2" office:value-type="float" office:value="0.0136292834890966">
            <text:p>0.0136292835</text:p>
          </table:table-cell>
          <table:table-cell office:value-type="float" office:value="1.04888205382308">
            <text:p>1.0488820538</text:p>
          </table:table-cell>
          <table:table-cell table:number-columns-repeated="2" office:value-type="float" office:value="1.04806657665395">
            <text:p>1.048066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5301">
            <text:p>5301</text:p>
          </table:table-cell>
          <table:table-cell office:value-type="float" office:value="9080">
            <text:p>9080</text:p>
          </table:table-cell>
          <table:table-cell office:value-type="float" office:value="15888">
            <text:p>15888</text:p>
          </table:table-cell>
          <table:table-cell office:value-type="float" office:value="7.25">
            <text:p>7.25</text:p>
          </table:table-cell>
          <table:table-cell office:value-type="float" office:value="-5">
            <text:p>-5</text:p>
          </table:table-cell>
          <table:table-cell office:value-type="float" office:value="-54">
            <text:p>-54</text:p>
          </table:table-cell>
          <table:table-cell office:value-type="float" office:value="0.00136766647802301">
            <text:p>0.0013676665</text:p>
          </table:table-cell>
          <table:table-cell office:value-type="float" office:value="-0.000550660792951542">
            <text:p>-0.0005506608</text:p>
          </table:table-cell>
          <table:table-cell office:value-type="float" office:value="-0.0033987915407855">
            <text:p>-0.0033987915</text:p>
          </table:table-cell>
          <table:table-cell office:value-type="float" office:value="1.00479049887581">
            <text:p>1.0047904989</text:p>
          </table:table-cell>
          <table:table-cell office:value-type="float" office:value="0.998073281550195">
            <text:p>0.9980732816</text:p>
          </table:table-cell>
          <table:table-cell office:value-type="float" office:value="0.988126871103769">
            <text:p>0.98812687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5091">
            <text:p>5091</text:p>
          </table:table-cell>
          <table:table-cell office:value-type="float" office:value="8666">
            <text:p>8666</text:p>
          </table:table-cell>
          <table:table-cell office:value-type="float" office:value="15200">
            <text:p>15200</text:p>
          </table:table-cell>
          <table:table-cell office:value-type="float" office:value="78.625">
            <text:p>78.625</text:p>
          </table:table-cell>
          <table:table-cell office:value-type="float" office:value="29.75">
            <text:p>29.75</text:p>
          </table:table-cell>
          <table:table-cell office:value-type="float" office:value="18.75">
            <text:p>18.75</text:p>
          </table:table-cell>
          <table:table-cell office:value-type="float" office:value="0.0154439206442742">
            <text:p>0.0154439206</text:p>
          </table:table-cell>
          <table:table-cell office:value-type="float" office:value="0.0034329563812601">
            <text:p>0.0034329564</text:p>
          </table:table-cell>
          <table:table-cell office:value-type="float" office:value="0.00123355263157895">
            <text:p>0.0012335526</text:p>
          </table:table-cell>
          <table:table-cell office:value-type="float" office:value="1.0545212110373">
            <text:p>1.054521211</text:p>
          </table:table-cell>
          <table:table-cell office:value-type="float" office:value="1.01203844630586">
            <text:p>1.0120384463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5992">
            <text:p>5992</text:p>
          </table:table-cell>
          <table:table-cell office:value-type="float" office:value="9114">
            <text:p>9114</text:p>
          </table:table-cell>
          <table:table-cell office:value-type="float" office:value="16050">
            <text:p>16050</text:p>
          </table:table-cell>
          <table:table-cell office:value-type="float" office:value="294.375">
            <text:p>294.375</text:p>
          </table:table-cell>
          <table:table-cell office:value-type="float" office:value="441.25">
            <text:p>441.25</text:p>
          </table:table-cell>
          <table:table-cell office:value-type="float" office:value="218.75">
            <text:p>218.75</text:p>
          </table:table-cell>
          <table:table-cell office:value-type="float" office:value="0.0491280040053405">
            <text:p>0.049128004</text:p>
          </table:table-cell>
          <table:table-cell office:value-type="float" office:value="0.048414527101163">
            <text:p>0.0484145271</text:p>
          </table:table-cell>
          <table:table-cell office:value-type="float" office:value="0.0136292834890966">
            <text:p>0.0136292835</text:p>
          </table:table-cell>
          <table:table-cell office:value-type="float" office:value="1.17667859314269">
            <text:p>1.1766785931</text:p>
          </table:table-cell>
          <table:table-cell office:value-type="float" office:value="1.17404501906555">
            <text:p>1.1740450191</text:p>
          </table:table-cell>
          <table:table-cell office:value-type="float" office:value="1.04806657665395">
            <text:p>1.0480665767</text:p>
          </table:table-cell>
          <table:table-cell office:value-type="float" office:value="14.4528069580196">
            <text:p>14.452806958</text:p>
          </table:table-cell>
          <table:table-cell office:value-type="float" office:value="14.6607683076866">
            <text:p>14.6607683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6">
            <text:p>306</text:p>
          </table:table-cell>
          <table:table-cell office:value-type="float" office:value="6402">
            <text:p>6402</text:p>
          </table:table-cell>
          <table:table-cell office:value-type="float" office:value="9599">
            <text:p>9599</text:p>
          </table:table-cell>
          <table:table-cell office:value-type="float" office:value="16550">
            <text:p>16550</text:p>
          </table:table-cell>
          <table:table-cell office:value-type="float" office:value="327">
            <text:p>327</text:p>
          </table:table-cell>
          <table:table-cell office:value-type="float" office:value="-32.625">
            <text:p>-32.625</text:p>
          </table:table-cell>
          <table:table-cell office:value-type="float" office:value="-56.25">
            <text:p>-56.25</text:p>
          </table:table-cell>
          <table:table-cell office:value-type="float" office:value="0.0510777881911903">
            <text:p>0.0510777882</text:p>
          </table:table-cell>
          <table:table-cell table:number-columns-repeated="2" office:value-type="float" office:value="-0.0033987915407855">
            <text:p>-0.0033987915</text:p>
          </table:table-cell>
          <table:table-cell office:value-type="float" office:value="1.18388578194431">
            <text:p>1.1838857819</text:p>
          </table:table-cell>
          <table:table-cell table:number-columns-repeated="2" office:value-type="float" office:value="0.988126871103769">
            <text:p>0.9881268711</text:p>
          </table:table-cell>
          <table:table-cell office:value-type="float" office:value="13.9141190010684">
            <text:p>13.914119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6138">
            <text:p>6138</text:p>
          </table:table-cell>
          <table:table-cell office:value-type="float" office:value="9120">
            <text:p>9120</text:p>
          </table:table-cell>
          <table:table-cell office:value-type="float" office:value="14650">
            <text:p>14650</text:p>
          </table:table-cell>
          <table:table-cell office:value-type="float" office:value="258.875">
            <text:p>258.875</text:p>
          </table:table-cell>
          <table:table-cell office:value-type="float" office:value="500">
            <text:p>500</text:p>
          </table:table-cell>
          <table:table-cell office:value-type="float" office:value="-283.625">
            <text:p>-283.625</text:p>
          </table:table-cell>
          <table:table-cell office:value-type="float" office:value="0.0421757901596611">
            <text:p>0.0421757902</text:p>
          </table:table-cell>
          <table:table-cell office:value-type="float" office:value="0.0548245614035088">
            <text:p>0.0548245614</text:p>
          </table:table-cell>
          <table:table-cell office:value-type="float" office:value="-0.0193600682593857">
            <text:p>-0.0193600683</text:p>
          </table:table-cell>
          <table:table-cell office:value-type="float" office:value="1.15110170821897">
            <text:p>1.1511017082</text:p>
          </table:table-cell>
          <table:table-cell office:value-type="float" office:value="1.19777720067713">
            <text:p>1.1977772007</text:p>
          </table:table-cell>
          <table:table-cell office:value-type="float" office:value="0.932974393088446">
            <text:p>0.9329743931</text:p>
          </table:table-cell>
          <table:table-cell office:value-type="float" office:value="16.7789045817462">
            <text:p>16.7789045817</text:p>
          </table:table-cell>
          <table:table-cell office:value-type="float" office:value="12.986495280328">
            <text:p>12.9864952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6196">
            <text:p>6196</text:p>
          </table:table-cell>
          <table:table-cell office:value-type="float" office:value="9151">
            <text:p>9151</text:p>
          </table:table-cell>
          <table:table-cell office:value-type="float" office:value="13750">
            <text:p>13750</text:p>
          </table:table-cell>
          <table:table-cell office:value-type="float" office:value="535.875">
            <text:p>535.875</text:p>
          </table:table-cell>
          <table:table-cell office:value-type="float" office:value="791.5">
            <text:p>791.5</text:p>
          </table:table-cell>
          <table:table-cell office:value-type="float" office:value="-201.5">
            <text:p>-201.5</text:p>
          </table:table-cell>
          <table:table-cell office:value-type="float" office:value="0.0864872498386055">
            <text:p>0.0864872498</text:p>
          </table:table-cell>
          <table:table-cell office:value-type="float" office:value="0.0864932794230139">
            <text:p>0.0864932794</text:p>
          </table:table-cell>
          <table:table-cell office:value-type="float" office:value="-0.0146545454545455">
            <text:p>-0.0146545455</text:p>
          </table:table-cell>
          <table:table-cell office:value-type="float" office:value="1.31736626142902">
            <text:p>1.3173662614</text:p>
          </table:table-cell>
          <table:table-cell office:value-type="float" office:value="1.31738940925583">
            <text:p>1.3173894093</text:p>
          </table:table-cell>
          <table:table-cell office:value-type="float" office:value="0.94913001208595">
            <text:p>0.9491300121</text:p>
          </table:table-cell>
          <table:table-cell office:value-type="float" office:value="8.35622630982476">
            <text:p>8.3562263098</text:p>
          </table:table-cell>
          <table:table-cell office:value-type="float" office:value="8.35566728974089">
            <text:p>8.3556672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88">
            <text:p>288</text:p>
          </table:table-cell>
          <table:table-cell office:value-type="float" office:value="6693">
            <text:p>6693</text:p>
          </table:table-cell>
          <table:table-cell office:value-type="float" office:value="10858">
            <text:p>10858</text:p>
          </table:table-cell>
          <table:table-cell office:value-type="float" office:value="16812">
            <text:p>16812</text:p>
          </table:table-cell>
          <table:table-cell office:value-type="float" office:value="-52.25">
            <text:p>-52.25</text:p>
          </table:table-cell>
          <table:table-cell office:value-type="float" office:value="1022.4">
            <text:p>1022.4</text:p>
          </table:table-cell>
          <table:table-cell office:value-type="float" office:value="1247">
            <text:p>1247</text:p>
          </table:table-cell>
          <table:table-cell office:value-type="float" office:value="-0.00780666367847004">
            <text:p>-0.0078066637</text:p>
          </table:table-cell>
          <table:table-cell office:value-type="float" office:value="0.0941609872904771">
            <text:p>0.0941609873</text:p>
          </table:table-cell>
          <table:table-cell office:value-type="float" office:value="0.0741732096121818">
            <text:p>0.0741732096</text:p>
          </table:table-cell>
          <table:table-cell office:value-type="float" office:value="0.972796127361021">
            <text:p>0.9727961274</text:p>
          </table:table-cell>
          <table:table-cell office:value-type="float" office:value="1.3469413869106">
            <text:p>1.3469413869</text:p>
          </table:table-cell>
          <table:table-cell office:value-type="float" office:value="1.27038949709001">
            <text:p>1.2703894971</text:p>
          </table:table-cell>
          <table:table-cell office:value-type="float" office:value="0">
            <text:p>0</text:p>
          </table:table-cell>
          <table:table-cell office:value-type="float" office:value="7.70267537891225">
            <text:p>7.7026753789</text:p>
          </table:table-cell>
          <table:table-cell office:value-type="float" office:value="9.68742125245238">
            <text:p>9.687421252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417">
            <text:p>6417</text:p>
          </table:table-cell>
          <table:table-cell office:value-type="float" office:value="12768">
            <text:p>12768</text:p>
          </table:table-cell>
          <table:table-cell office:value-type="float" office:value="21115">
            <text:p>21115</text:p>
          </table:table-cell>
          <table:table-cell office:value-type="float" office:value="-92.5714285714286">
            <text:p>-92.5714285714</text:p>
          </table:table-cell>
          <table:table-cell office:value-type="float" office:value="8">
            <text:p>8</text:p>
          </table:table-cell>
          <table:table-cell office:value-type="float" office:value="1315.42857142857">
            <text:p>1315.4285714286</text:p>
          </table:table-cell>
          <table:table-cell office:value-type="float" office:value="-0.0144259667401322">
            <text:p>-0.0144259667</text:p>
          </table:table-cell>
          <table:table-cell office:value-type="float" office:value="0.0006265664160401">
            <text:p>0.0006265664</text:p>
          </table:table-cell>
          <table:table-cell office:value-type="float" office:value="0.0622982984337472">
            <text:p>0.0622982984</text:p>
          </table:table-cell>
          <table:table-cell office:value-type="float" office:value="0.949917009101656">
            <text:p>0.9499170091</text:p>
          </table:table-cell>
          <table:table-cell office:value-type="float" office:value="1.00219375192367">
            <text:p>1.0021937519</text:p>
          </table:table-cell>
          <table:table-cell office:value-type="float" office:value="1.22565095737409">
            <text:p>1.2256509574</text:p>
          </table:table-cell>
          <table:table-cell table:number-columns-repeated="2" office:value-type="float" office:value="0">
            <text:p>0</text:p>
          </table:table-cell>
          <table:table-cell office:value-type="float" office:value="11.4693447937216">
            <text:p>11.469344793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6132">
            <text:p>6132</text:p>
          </table:table-cell>
          <table:table-cell office:value-type="float" office:value="12847">
            <text:p>12847</text:p>
          </table:table-cell>
          <table:table-cell office:value-type="float" office:value="23098">
            <text:p>23098</text:p>
          </table:table-cell>
          <table:table-cell office:value-type="float" office:value="37.6666666666667">
            <text:p>37.6666666667</text:p>
          </table:table-cell>
          <table:table-cell office:value-type="float" office:value="1013.33333333333">
            <text:p>1013.3333333333</text:p>
          </table:table-cell>
          <table:table-cell office:value-type="float" office:value="0">
            <text:p>0</text:p>
          </table:table-cell>
          <table:table-cell office:value-type="float" office:value="0.00614263970428354">
            <text:p>0.0061426397</text:p>
          </table:table-cell>
          <table:table-cell office:value-type="float" office:value="0.0788770400352871">
            <text:p>0.07887704</text:p>
          </table:table-cell>
          <table:table-cell office:value-type="float" office:value="0">
            <text:p>0</text:p>
          </table:table-cell>
          <table:table-cell office:value-type="float" office:value="1.02157319372916">
            <text:p>1.0215731937</text:p>
          </table:table-cell>
          <table:table-cell office:value-type="float" office:value="1.28826395151517">
            <text:p>1.2882639515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9.12988125267873">
            <text:p>9.1298812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251">
            <text:p>6251</text:p>
          </table:table-cell>
          <table:table-cell office:value-type="float" office:value="13340">
            <text:p>13340</text:p>
          </table:table-cell>
          <table:table-cell office:value-type="float" office:value="25409">
            <text:p>25409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767237242041">
            <text:p>0.0204767237</text:p>
          </table:table-cell>
          <table:table-cell table:number-columns-repeated="2" office:value-type="float" office:value="0">
            <text:p>0</text:p>
          </table:table-cell>
          <table:table-cell office:value-type="float" office:value="1.07249035361509">
            <text:p>1.0724903536</text:p>
          </table:table-cell>
          <table:table-cell table:number-columns-repeated="2" office:value-type="float" office:value="1.35">
            <text:p>1.35</text:p>
          </table:table-cell>
          <table:table-cell office:value-type="float" office:value="34.1958951514168">
            <text:p>34.19589515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6139">
            <text:p>6139</text:p>
          </table:table-cell>
          <table:table-cell office:value-type="float" office:value="14592">
            <text:p>14592</text:p>
          </table:table-cell>
          <table:table-cell office:value-type="float" office:value="27951">
            <text:p>27951</text:p>
          </table:table-cell>
          <table:table-cell office:value-type="float" office:value="0">
            <text:p>0</text:p>
          </table:table-cell>
          <table:table-cell office:value-type="float" office:value="1001.75">
            <text:p>1001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86506304824561">
            <text:p>0.0686506305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4951450845725">
            <text:p>1.2495145085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10.4394730183952">
            <text:p>10.4394730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029">
            <text:p>6029</text:p>
          </table:table-cell>
          <table:table-cell office:value-type="float" office:value="15765">
            <text:p>15765</text:p>
          </table:table-cell>
          <table:table-cell office:value-type="float" office:value="30747">
            <text:p>3074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4">
            <text:p>1.24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400">
            <text:p>400</text:p>
          </table:table-cell>
          <table:table-cell office:value-type="float" office:value="5921">
            <text:p>5921</text:p>
          </table:table-cell>
          <table:table-cell office:value-type="float" office:value="16874">
            <text:p>16874</text:p>
          </table:table-cell>
          <table:table-cell office:value-type="float" office:value="33822">
            <text:p>33822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4">
            <text:p>1.24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9.75">
            <text:p>89.75</text:p>
          </table:table-cell>
          <table:table-cell office:value-type="float" office:value="3788.25">
            <text:p>3788.25</text:p>
          </table:table-cell>
          <table:table-cell office:value-type="float" office:value="19593.25">
            <text:p>19593.25</text:p>
          </table:table-cell>
          <table:table-cell office:value-type="float" office:value="9.5075">
            <text:p>9.5075</text:p>
          </table:table-cell>
          <table:table-cell table:number-columns-repeated="3" office:value-type="float" office:value="5">
            <text:p>5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5815">
            <text:p>5815</text:p>
          </table:table-cell>
          <table:table-cell office:value-type="float" office:value="18071">
            <text:p>18071</text:p>
          </table:table-cell>
          <table:table-cell office:value-type="float" office:value="37206">
            <text:p>37206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8">
            <text:p>1.28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87.3333333333333">
            <text:p>87.3333333333</text:p>
          </table:table-cell>
          <table:table-cell office:value-type="float" office:value="3784.66666666667">
            <text:p>3784.6666666667</text:p>
          </table:table-cell>
          <table:table-cell office:value-type="float" office:value="19445.6666666667">
            <text:p>19445.6666666667</text:p>
          </table:table-cell>
          <table:table-cell office:value-type="float" office:value="9.58">
            <text:p>9.58</text:p>
          </table:table-cell>
          <table:table-cell table:number-columns-repeated="3" office:value-type="float" office:value="5">
            <text:p>5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05">
            <text:p>405</text:p>
          </table:table-cell>
          <table:table-cell office:value-type="float" office:value="5711">
            <text:p>5711</text:p>
          </table:table-cell>
          <table:table-cell office:value-type="float" office:value="19758">
            <text:p>19758</text:p>
          </table:table-cell>
          <table:table-cell office:value-type="float" office:value="40927">
            <text:p>4092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table:number-columns-repeated="2" office:value-type="float" office:value="1.35">
            <text:p>1.3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28.3">
            <text:p>28.3</text:p>
          </table:table-cell>
          <table:table-cell office:value-type="float" office:value="15282">
            <text:p>15282</text:p>
          </table:table-cell>
          <table:table-cell office:value-type="float" office:value="15844">
            <text:p>15844</text:p>
          </table:table-cell>
          <table:table-cell office:value-type="float" office:value="16684">
            <text:p>166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8:20.29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056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69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90">
                <text:p>11090</text:p>
              </table:table-cell>
              <table:table-cell office:value-type="float" office:value="16052">
                <text:p>16052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5369">
                <text:p>15369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104">
                <text:p>11104</text:p>
              </table:table-cell>
              <table:table-cell office:value-type="float" office:value="14512">
                <text:p>14512</text:p>
              </table:table-cell>
              <table:table-cell office:value-type="float" office:value="19990">
                <text:p>1999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4168">
                <text:p>14168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931">
                <text:p>10931</text:p>
              </table:table-cell>
              <table:table-cell office:value-type="float" office:value="14244">
                <text:p>14244</text:p>
              </table:table-cell>
              <table:table-cell office:value-type="float" office:value="21451">
                <text:p>2145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314">
                <text:p>11314</text:p>
              </table:table-cell>
              <table:table-cell office:value-type="float" office:value="15048">
                <text:p>15048</text:p>
              </table:table-cell>
              <table:table-cell office:value-type="float" office:value="20667">
                <text:p>2066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104">
                <text:p>11104</text:p>
              </table:table-cell>
              <table:table-cell office:value-type="float" office:value="14646">
                <text:p>14646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128">
                <text:p>11128</text:p>
              </table:table-cell>
              <table:table-cell office:value-type="float" office:value="15402">
                <text:p>15402</text:p>
              </table:table-cell>
              <table:table-cell office:value-type="float" office:value="21406">
                <text:p>2140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931">
                <text:p>10931</text:p>
              </table:table-cell>
              <table:table-cell office:value-type="float" office:value="15150">
                <text:p>15150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144">
                <text:p>11144</text:p>
              </table:table-cell>
              <table:table-cell office:value-type="float" office:value="14360">
                <text:p>14360</text:p>
              </table:table-cell>
              <table:table-cell office:value-type="float" office:value="20613">
                <text:p>2061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178">
                <text:p>11178</text:p>
              </table:table-cell>
              <table:table-cell office:value-type="float" office:value="14404">
                <text:p>14404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278">
                <text:p>14278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917">
                <text:p>10917</text:p>
              </table:table-cell>
              <table:table-cell office:value-type="float" office:value="14149">
                <text:p>14149</text:p>
              </table:table-cell>
              <table:table-cell office:value-type="float" office:value="20611">
                <text:p>2061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70">
                <text:p>11170</text:p>
              </table:table-cell>
              <table:table-cell office:value-type="float" office:value="14405">
                <text:p>14405</text:p>
              </table:table-cell>
              <table:table-cell office:value-type="float" office:value="19779">
                <text:p>1977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696">
                <text:p>14696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60">
                <text:p>10760</text:p>
              </table:table-cell>
              <table:table-cell office:value-type="float" office:value="13932">
                <text:p>13932</text:p>
              </table:table-cell>
              <table:table-cell office:value-type="float" office:value="20740">
                <text:p>2074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950">
                <text:p>13950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70">
                <text:p>9870</text:p>
              </table:table-cell>
              <table:table-cell office:value-type="float" office:value="13906">
                <text:p>13906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20">
                <text:p>9320</text:p>
              </table:table-cell>
              <table:table-cell office:value-type="float" office:value="13997">
                <text:p>13997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424">
                <text:p>9424</text:p>
              </table:table-cell>
              <table:table-cell office:value-type="float" office:value="13236">
                <text:p>13236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470">
                <text:p>9470</text:p>
              </table:table-cell>
              <table:table-cell office:value-type="float" office:value="13186">
                <text:p>13186</text:p>
              </table:table-cell>
              <table:table-cell office:value-type="float" office:value="18883">
                <text:p>1888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414">
                <text:p>9414</text:p>
              </table:table-cell>
              <table:table-cell office:value-type="float" office:value="13761">
                <text:p>13761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60">
                <text:p>9060</text:p>
              </table:table-cell>
              <table:table-cell office:value-type="float" office:value="12640">
                <text:p>12640</text:p>
              </table:table-cell>
              <table:table-cell office:value-type="float" office:value="20333">
                <text:p>2033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809">
                <text:p>8809</text:p>
              </table:table-cell>
              <table:table-cell office:value-type="float" office:value="12186">
                <text:p>12186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2198">
                <text:p>12198</text:p>
              </table:table-cell>
              <table:table-cell office:value-type="float" office:value="17598">
                <text:p>1759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458">
                <text:p>8458</text:p>
              </table:table-cell>
              <table:table-cell office:value-type="float" office:value="12097">
                <text:p>12097</text:p>
              </table:table-cell>
              <table:table-cell office:value-type="float" office:value="18498">
                <text:p>1849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72">
                <text:p>11572</text:p>
              </table:table-cell>
              <table:table-cell office:value-type="float" office:value="16857">
                <text:p>1685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548">
                <text:p>11548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474">
                <text:p>8474</text:p>
              </table:table-cell>
              <table:table-cell office:value-type="float" office:value="12274">
                <text:p>12274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572">
                <text:p>11572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30">
                <text:p>8330</text:p>
              </table:table-cell>
              <table:table-cell office:value-type="float" office:value="10956">
                <text:p>10956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276">
                <text:p>8276</text:p>
              </table:table-cell>
              <table:table-cell office:value-type="float" office:value="11095">
                <text:p>11095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77">
                <text:p>8177</text:p>
              </table:table-cell>
              <table:table-cell office:value-type="float" office:value="10762">
                <text:p>10762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88">
                <text:p>8088</text:p>
              </table:table-cell>
              <table:table-cell office:value-type="float" office:value="10624">
                <text:p>10624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690">
                <text:p>10690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1020">
                <text:p>11020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8">
                <text:p>7848</text:p>
              </table:table-cell>
              <table:table-cell office:value-type="float" office:value="11968">
                <text:p>11968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210">
                <text:p>11210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63">
                <text:p>1126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82">
                <text:p>7682</text:p>
              </table:table-cell>
              <table:table-cell office:value-type="float" office:value="12308">
                <text:p>12308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95">
                <text:p>11995</text:p>
              </table:table-cell>
              <table:table-cell office:value-type="float" office:value="16938">
                <text:p>169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16">
                <text:p>7716</text:p>
              </table:table-cell>
              <table:table-cell office:value-type="float" office:value="11679">
                <text:p>11679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781">
                <text:p>11781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110">
                <text:p>9110</text:p>
              </table:table-cell>
              <table:table-cell office:value-type="float" office:value="12320">
                <text:p>12320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44">
                <text:p>9044</text:p>
              </table:table-cell>
              <table:table-cell office:value-type="float" office:value="11851">
                <text:p>11851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711">
                <text:p>7711</text:p>
              </table:table-cell>
              <table:table-cell office:value-type="float" office:value="11360">
                <text:p>11360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6402">
                <text:p>6402</text:p>
              </table:table-cell>
              <table:table-cell office:value-type="float" office:value="11232">
                <text:p>11232</text:p>
              </table:table-cell>
              <table:table-cell office:value-type="float" office:value="19187">
                <text:p>1918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6446">
                <text:p>6446</text:p>
              </table:table-cell>
              <table:table-cell office:value-type="float" office:value="11244">
                <text:p>11244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612">
                <text:p>5612</text:p>
              </table:table-cell>
              <table:table-cell office:value-type="float" office:value="10696">
                <text:p>10696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5175">
                <text:p>5175</text:p>
              </table:table-cell>
              <table:table-cell office:value-type="float" office:value="10050">
                <text:p>10050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6141">
                <text:p>6141</text:p>
              </table:table-cell>
              <table:table-cell office:value-type="float" office:value="10476">
                <text:p>10476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6446">
                <text:p>6446</text:p>
              </table:table-cell>
              <table:table-cell office:value-type="float" office:value="10384">
                <text:p>10384</text:p>
              </table:table-cell>
              <table:table-cell office:value-type="float" office:value="17769">
                <text:p>1776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940">
                <text:p>5940</text:p>
              </table:table-cell>
              <table:table-cell office:value-type="float" office:value="9548">
                <text:p>9548</text:p>
              </table:table-cell>
              <table:table-cell office:value-type="float" office:value="15237">
                <text:p>1523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720">
                <text:p>5720</text:p>
              </table:table-cell>
              <table:table-cell office:value-type="float" office:value="9225">
                <text:p>9225</text:p>
              </table:table-cell>
              <table:table-cell office:value-type="float" office:value="14550">
                <text:p>1455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814">
                <text:p>5814</text:p>
              </table:table-cell>
              <table:table-cell office:value-type="float" office:value="8711">
                <text:p>8711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168">
                <text:p>5168</text:p>
              </table:table-cell>
              <table:table-cell office:value-type="float" office:value="8694">
                <text:p>8694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864">
                <text:p>4864</text:p>
              </table:table-cell>
              <table:table-cell office:value-type="float" office:value="8460">
                <text:p>8460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472">
                <text:p>5472</text:p>
              </table:table-cell>
              <table:table-cell office:value-type="float" office:value="8610">
                <text:p>8610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928">
                <text:p>5928</text:p>
              </table:table-cell>
              <table:table-cell office:value-type="float" office:value="9051">
                <text:p>9051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776">
                <text:p>5776</text:p>
              </table:table-cell>
              <table:table-cell office:value-type="float" office:value="8730">
                <text:p>8730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632">
                <text:p>5632</text:p>
              </table:table-cell>
              <table:table-cell office:value-type="float" office:value="8883">
                <text:p>8883</text:p>
              </table:table-cell>
              <table:table-cell office:value-type="float" office:value="15350">
                <text:p>1535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6289">
                <text:p>6289</text:p>
              </table:table-cell>
              <table:table-cell office:value-type="float" office:value="9000">
                <text:p>9000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567">
                <text:p>5567</text:p>
              </table:table-cell>
              <table:table-cell office:value-type="float" office:value="8764">
                <text:p>8764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5225">
                <text:p>5225</text:p>
              </table:table-cell>
              <table:table-cell office:value-type="float" office:value="8525">
                <text:p>8525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5529">
                <text:p>5529</text:p>
              </table:table-cell>
              <table:table-cell office:value-type="float" office:value="8988">
                <text:p>8988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301">
                <text:p>5301</text:p>
              </table:table-cell>
              <table:table-cell office:value-type="float" office:value="9080">
                <text:p>9080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5091">
                <text:p>5091</text:p>
              </table:table-cell>
              <table:table-cell office:value-type="float" office:value="8666">
                <text:p>8666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5992">
                <text:p>5992</text:p>
              </table:table-cell>
              <table:table-cell office:value-type="float" office:value="9114">
                <text:p>9114</text:p>
              </table:table-cell>
              <table:table-cell office:value-type="float" office:value="16050">
                <text:p>1605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402">
                <text:p>6402</text:p>
              </table:table-cell>
              <table:table-cell office:value-type="float" office:value="9599">
                <text:p>9599</text:p>
              </table:table-cell>
              <table:table-cell office:value-type="float" office:value="16550">
                <text:p>1655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138">
                <text:p>6138</text:p>
              </table:table-cell>
              <table:table-cell office:value-type="float" office:value="9120">
                <text:p>9120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196">
                <text:p>6196</text:p>
              </table:table-cell>
              <table:table-cell office:value-type="float" office:value="9151">
                <text:p>9151</text:p>
              </table:table-cell>
              <table:table-cell office:value-type="float" office:value="13750">
                <text:p>1375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6693">
                <text:p>6693</text:p>
              </table:table-cell>
              <table:table-cell office:value-type="float" office:value="10858">
                <text:p>10858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6417">
                <text:p>6417</text:p>
              </table:table-cell>
              <table:table-cell office:value-type="float" office:value="12768">
                <text:p>12768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6132">
                <text:p>6132</text:p>
              </table:table-cell>
              <table:table-cell office:value-type="float" office:value="12847">
                <text:p>12847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6251">
                <text:p>6251</text:p>
              </table:table-cell>
              <table:table-cell office:value-type="float" office:value="13340">
                <text:p>13340</text:p>
              </table:table-cell>
              <table:table-cell office:value-type="float" office:value="25409">
                <text:p>2540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6139">
                <text:p>6139</text:p>
              </table:table-cell>
              <table:table-cell office:value-type="float" office:value="14592">
                <text:p>14592</text:p>
              </table:table-cell>
              <table:table-cell office:value-type="float" office:value="27951">
                <text:p>2795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6029">
                <text:p>6029</text:p>
              </table:table-cell>
              <table:table-cell office:value-type="float" office:value="15765">
                <text:p>15765</text:p>
              </table:table-cell>
              <table:table-cell office:value-type="float" office:value="30747">
                <text:p>3074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5921">
                <text:p>5921</text:p>
              </table:table-cell>
              <table:table-cell office:value-type="float" office:value="16874">
                <text:p>16874</text:p>
              </table:table-cell>
              <table:table-cell office:value-type="float" office:value="33822">
                <text:p>3382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815">
                <text:p>5815</text:p>
              </table:table-cell>
              <table:table-cell office:value-type="float" office:value="18071">
                <text:p>18071</text:p>
              </table:table-cell>
              <table:table-cell office:value-type="float" office:value="37206">
                <text:p>3720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5711">
                <text:p>5711</text:p>
              </table:table-cell>
              <table:table-cell office:value-type="float" office:value="19758">
                <text:p>19758</text:p>
              </table:table-cell>
              <table:table-cell office:value-type="float" office:value="40927">
                <text:p>40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788.25">
                <text:p>3788.2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784.66666666667">
                <text:p>378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4cm" svg:y="1.404cm" svg:width="30.90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5075">
                <text:p>9.507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1cm" svg:y="1.352cm" svg:width="31.36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8520024511198">
                <text:p>0.84852002451119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0553769755065">
                <text:p>1.0055376975506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4450743264059">
                <text:p>0.96445074326405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0428387214324">
                <text:p>1.0042838721432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0565175038862">
                <text:p>0.99056517503886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1970401099556">
                <text:p>0.92197040109955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81563876377093">
                <text:p>0.9815638763770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1011292406618">
                <text:p>1.0101129240661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2509971562286">
                <text:p>0.99250997156228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1789749446133">
                <text:p>1.0178974944613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8957956564583">
                <text:p>0.9689579565645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188372486138">
                <text:p>1.0018837248613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6851911579739">
                <text:p>0.98685191157973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8434035896474">
                <text:p>0.90843403589647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76008290986765">
                <text:p>0.97600829098676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24834268140983">
                <text:p>0.9248342681409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6917359681569">
                <text:p>0.94691735968156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2353544484912">
                <text:p>0.91235354448491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21171502012268">
                <text:p>0.92117150201226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8853445585">
                <text:p>0.98960885344558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11194376487456">
                <text:p>0.91119437648745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85391869249703">
                <text:p>0.88539186924970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7545916586719">
                <text:p>0.9275459165867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2637066140868">
                <text:p>0.96263706614086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08920164239297">
                <text:p>0.90892016423929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3109203589918">
                <text:p>0.97310920358991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3471379625151">
                <text:p>0.96347137962515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592832634502">
                <text:p>0.90559283263450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3029377865969">
                <text:p>0.97302937786596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8261372272685">
                <text:p>0.99826137227268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34258836934248">
                <text:p>0.93425883693424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7003404352715">
                <text:p>0.95700340435271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0268420327986">
                <text:p>1.0026842032798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630045274637">
                <text:p>1.0263004527463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31880457511457">
                <text:p>0.93188045751145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4990864016423">
                <text:p>0.9549908640164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7345296867432">
                <text:p>0.96734529686743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6528469193867">
                <text:p>0.9965284691938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0861396815568">
                <text:p>1.0086139681556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942275432257">
                <text:p>1.0594227543225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096700120861">
                <text:p>1.0909670012086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379864780587">
                <text:p>1.0937986478058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43249693311">
                <text:p>1.0594324969331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83779719809758">
                <text:p>0.88377971980975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665262627703">
                <text:p>1.0966526262770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721379454357107">
                <text:p>0.72137945435710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536800181331">
                <text:p>1.0153680018133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31035440805231">
                <text:p>0.83103544080523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856324692458107">
                <text:p>0.85632469245810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8532657857134">
                <text:p>1.0853265785713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21220594340091">
                <text:p>0.92122059434009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868277277940936">
                <text:p>0.86827727794093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65430480541418">
                <text:p>0.96543048054141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808053891514971">
                <text:p>0.80805389151497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8936206212514">
                <text:p>0.97893620621251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81438433680398">
                <text:p>0.98143843368039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141433670434">
                <text:p>1.0214143367043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98496925225257">
                <text:p>0.99849692522525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805030556813">
                <text:p>1.028050305568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36025">
                <text:p>1.0263602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0069895993886">
                <text:p>1.0006989599388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811672840791">
                <text:p>1.0181167284079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4806657665395">
                <text:p>1.0480665766539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8073281550195">
                <text:p>0.99807328155019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1203844630586">
                <text:p>1.0120384463058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7404501906555">
                <text:p>1.1740450190655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88126871103769">
                <text:p>0.98812687110376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9777720067713">
                <text:p>1.1977772006771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31738940925583">
                <text:p>1.3173894092558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3469413869106">
                <text:p>1.346941386910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0219375192367">
                <text:p>1.0021937519236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28826395151517">
                <text:p>1.2882639515151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24951450845725">
                <text:p>1.2495145084572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9593.25">
                <text:p>19593.2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9445.6666666667">
                <text:p>1944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